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objectwithoutfill">
      <style:graphic-properties draw:stroke="dash" draw:stroke-dash="_32__20_Dots_20_1_20_Dash" svg:stroke-color="#00ff00" draw:marker-end="Arrow" draw:marker-end-width="0.3cm" draw:fill="none" draw:textarea-vertical-align="middle"/>
    </style:style>
    <style:style style:name="gr120" style:family="graphic" style:parent-style-name="objectwithoutfill">
      <style:graphic-properties svg:stroke-width="0.423cm" svg:stroke-color="#ff0000" draw:marker-start-width="0.836cm" draw:marker-end="Arrow" draw:marker-end-width="0.936cm" draw:fill="none" draw:textarea-vertical-align="middle" fo:padding-top="0.338cm" fo:padding-bottom="0.338cm" fo:padding-left="0.463cm" fo:padding-right="0.463cm"/>
    </style:style>
    <style:style style:name="gr1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25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2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7cm" fo:min-width="2.874cm" fo:padding-top="0.139cm" fo:padding-bottom="0.139cm" fo:padding-left="0.264cm" fo:padding-right="0.264cm"/>
    </style:style>
    <style:style style:name="gr129" style:family="graphic" style:parent-style-name="objectwithoutfill">
      <style:graphic-properties svg:stroke-width="0.212cm" svg:stroke-color="#00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0" style:family="graphic" style:parent-style-name="objectwithoutfill">
      <style:graphic-properties svg:stroke-width="0.074cm" svg:stroke-color="#ff0000" draw:marker-start-width="0.31cm" draw:marker-end="Arrow" draw:marker-end-width="0.41cm" draw:fill="none" draw:textarea-vertical-align="middle" fo:padding-top="0.161cm" fo:padding-bottom="0.161cm" fo:padding-left="0.286cm" fo:padding-right="0.286cm"/>
    </style:style>
    <style:style style:name="gr131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2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33" style:family="graphic" style:parent-style-name="objectwithoutfill">
      <style:graphic-properties svg:stroke-width="0.078cm" svg:stroke-color="#ff0000" draw:marker-start-width="0.317cm" draw:marker-end="Arrow" draw:marker-end-width="0.417cm" draw:fill="none" draw:textarea-vertical-align="middle" fo:padding-top="0.164cm" fo:padding-bottom="0.164cm" fo:padding-left="0.289cm" fo:padding-right="0.289cm"/>
    </style:style>
    <style:style style:name="gr134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30%" draw:fill="none" draw:textarea-vertical-align="middle" fo:padding-top="0.154cm" fo:padding-bottom="0.154cm" fo:padding-left="0.279cm" fo:padding-right="0.279cm"/>
    </style:style>
    <style:style style:name="gr135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36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7" style:family="graphic" style:parent-style-name="objectwithoutfill">
      <style:graphic-properties draw:stroke="solid" draw:stroke-dash="_32__20_Dots_20_1_20_Dash" svg:stroke-width="0.071cm" svg:stroke-color="#ff0000" draw:marker-start-width="0.306cm" draw:marker-end="Arrow" draw:marker-end-width="0.406cm" svg:stroke-opacity="30%" draw:fill="none" draw:textarea-vertical-align="middle" fo:padding-top="0.16cm" fo:padding-bottom="0.16cm" fo:padding-left="0.285cm" fo:padding-right="0.285cm"/>
    </style:style>
    <style:style style:name="gr138" style:family="graphic" style:parent-style-name="objectwithoutfill">
      <style:graphic-properties svg:stroke-width="0.032cm" svg:stroke-color="#000000" draw:marker-start-width="0.248cm" draw:marker-end="Arrow" draw:marker-end-width="0.348cm" svg:stroke-opacity="30%" draw:fill="none" draw:textarea-vertical-align="middle" fo:padding-top="0.141cm" fo:padding-bottom="0.141cm" fo:padding-left="0.266cm" fo:padding-right="0.266cm"/>
    </style:style>
    <style:style style:name="gr139" style:family="graphic" style:parent-style-name="objectwithoutfill">
      <style:graphic-properties draw:stroke="solid" draw:stroke-dash="_32__20_Dots_20_1_20_Dash" svg:stroke-width="0.056cm" svg:stroke-color="#ff0000" draw:marker-start-width="0.283cm" draw:marker-end="Arrow" draw:marker-end-width="0.383cm" svg:stroke-opacity="30%" draw:fill="none" draw:textarea-vertical-align="middle" fo:padding-top="0.152cm" fo:padding-bottom="0.152cm" fo:padding-left="0.277cm" fo:padding-right="0.277cm"/>
    </style:style>
    <style:style style:name="gr140" style:family="graphic" style:parent-style-name="objectwithoutfill">
      <style:graphic-properties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41" style:family="graphic" style:parent-style-name="objectwithoutfill">
      <style:graphic-properties svg:stroke-width="0.194cm" svg:stroke-color="#000000" draw:marker-start-width="0.489cm" draw:marker-end="Arrow" draw:marker-end-width="0.589cm" draw:fill="none" draw:textarea-vertical-align="middle" fo:padding-top="0.22cm" fo:padding-bottom="0.22cm" fo:padding-left="0.345cm" fo:padding-right="0.345cm"/>
    </style:style>
    <style:style style:name="gr142" style:family="graphic" style:parent-style-name="objectwithoutfill">
      <style:graphic-properties svg:stroke-width="0.134cm" svg:stroke-color="#ff0000" draw:marker-start-width="0.4cm" draw:marker-end="Arrow" draw:marker-end-width="0.5cm" draw:fill="none" draw:textarea-vertical-align="middle" fo:padding-top="0.191cm" fo:padding-bottom="0.191cm" fo:padding-left="0.316cm" fo:padding-right="0.316cm"/>
    </style:style>
    <style:style style:name="gr143" style:family="graphic" style:parent-style-name="objectwithoutfill">
      <style:graphic-properties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44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4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4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47" style:family="graphic" style:parent-style-name="objectwithoutfill">
      <style:graphic-properties svg:stroke-width="0.162cm" svg:stroke-color="#000000" draw:marker-start-width="0.441cm" draw:marker-end="Arrow" draw:marker-end-width="0.541cm" draw:fill="none" draw:textarea-vertical-align="middle" fo:padding-top="0.204cm" fo:padding-bottom="0.204cm" fo:padding-left="0.329cm" fo:padding-right="0.329cm"/>
    </style:style>
    <style:style style:name="gr14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4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50" style:family="graphic" style:parent-style-name="objectwithoutfill">
      <style:graphic-properties draw:stroke="solid" draw:stroke-dash="_32__20_Dots_20_1_20_Dash" svg:stroke-color="#ff0000" draw:marker-end="Arrow" draw:marker-end-width="0.3cm" svg:stroke-opacity="30%" draw:fill="none" draw:textarea-vertical-align="middle"/>
    </style:style>
    <style:style style:name="gr151" style:family="graphic" style:parent-style-name="objectwithoutfill">
      <style:graphic-properties svg:stroke-width="0.247cm" svg:stroke-color="#000000" draw:marker-start-width="0.57cm" draw:marker-end="Arrow" draw:marker-end-width="0.67cm" draw:fill="none" draw:textarea-vertical-align="middle" fo:padding-top="0.248cm" fo:padding-bottom="0.248cm" fo:padding-left="0.373cm" fo:padding-right="0.373cm"/>
    </style:style>
    <style:style style:name="gr152" style:family="graphic" style:parent-style-name="objectwithoutfill">
      <style:graphic-properties draw:stroke="solid" draw:stroke-dash="_32__20_Dots_20_1_20_Dash" svg:stroke-color="#000000" draw:marker-end="Arrow" draw:marker-end-width="0.3cm" svg:stroke-opacity="30%" draw:fill="none" draw:textarea-vertical-align="middle"/>
    </style:style>
    <style:style style:name="gr15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54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30%" draw:fill="none" draw:textarea-vertical-align="middle" fo:padding-top="0.135cm" fo:padding-bottom="0.135cm" fo:padding-left="0.26cm" fo:padding-right="0.26cm"/>
    </style:style>
    <style:style style:name="gr155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57" style:family="graphic" style:parent-style-name="objectwithoutfill">
      <style:graphic-properties svg:stroke-width="0.564cm" draw:marker-start-width="1.046cm" draw:marker-end="Arrow" draw:marker-end-width="1.146cm" draw:fill="none" draw:textarea-vertical-align="middle" fo:padding-top="0.407cm" fo:padding-bottom="0.407cm" fo:padding-left="0.532cm" fo:padding-right="0.532cm"/>
    </style:style>
    <style:style style:name="gr158" style:family="graphic" style:parent-style-name="objectwithoutfill">
      <style:graphic-properties svg:stroke-width="0.138cm" svg:stroke-color="#ff0000" draw:marker-start-width="0.407cm" draw:marker-end="Arrow" draw:marker-end-width="0.507cm" draw:fill="none" draw:textarea-vertical-align="middle" fo:padding-top="0.194cm" fo:padding-bottom="0.194cm" fo:padding-left="0.319cm" fo:padding-right="0.319cm"/>
    </style:style>
    <style:style style:name="gr15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6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6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6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66" style:family="graphic" style:parent-style-name="standard">
      <style:graphic-properties draw:stroke="none" draw:fill="none" fo:min-height="0.788cm"/>
    </style:style>
    <style:style style:name="gr16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68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7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5" style:family="graphic" style:parent-style-name="objectwithoutfill">
      <style:graphic-properties svg:stroke-width="0.064cm" draw:marker-start-width="0.295cm" draw:marker-end="Arrow" draw:marker-end-width="0.395cm" draw:fill="none" draw:textarea-vertical-align="middle" fo:padding-top="0.156cm" fo:padding-bottom="0.156cm" fo:padding-left="0.281cm" fo:padding-right="0.281cm"/>
    </style:style>
    <style:style style:name="gr176" style:family="graphic" style:parent-style-name="objectwithoutfill">
      <style:graphic-properties svg:stroke-width="0.529cm" draw:marker-start-width="0.993cm" draw:marker-end="Arrow" draw:marker-end-width="1.093cm" draw:fill="none" draw:textarea-vertical-align="middle" fo:padding-top="0.389cm" fo:padding-bottom="0.389cm" fo:padding-left="0.514cm" fo:padding-right="0.514cm"/>
    </style:style>
    <style:style style:name="gr177" style:family="graphic" style:parent-style-name="objectwithoutfill">
      <style:graphic-properties svg:stroke-width="0.141cm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78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9" style:family="graphic" style:parent-style-name="objectwithoutfill">
      <style:graphic-properties svg:stroke-width="0.187cm" svg:stroke-color="#ff0000" draw:marker-start-width="0.479cm" draw:marker-end="Arrow" draw:marker-end-width="0.579cm" draw:fill="none" draw:textarea-vertical-align="middle" fo:padding-top="0.217cm" fo:padding-bottom="0.217cm" fo:padding-left="0.342cm" fo:padding-right="0.342cm"/>
    </style:style>
    <style:style style:name="gr180" style:family="graphic" style:parent-style-name="objectwithoutfill">
      <style:graphic-properties svg:stroke-width="0.138cm" svg:stroke-color="#000000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181" style:family="graphic" style:parent-style-name="objectwithoutfill">
      <style:graphic-properties svg:stroke-width="0.092cm" svg:stroke-color="#000000" draw:marker-start-width="0.337cm" draw:marker-end="Arrow" draw:marker-end-width="0.437cm" draw:fill="none" draw:textarea-vertical-align="middle" fo:padding-top="0.17cm" fo:padding-bottom="0.17cm" fo:padding-left="0.295cm" fo:padding-right="0.295cm"/>
    </style:style>
    <style:style style:name="gr18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183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4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85" style:family="graphic" style:parent-style-name="objectwithoutfill">
      <style:graphic-properties svg:stroke-width="0.353cm" svg:stroke-color="#ff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186" style:family="graphic" style:parent-style-name="objectwithoutfill">
      <style:graphic-properties svg:stroke-width="0.176cm" svg:stroke-color="#000000" draw:marker-start-width="0.463cm" draw:marker-end="Arrow" draw:marker-end-width="0.563cm" draw:fill="none" draw:textarea-vertical-align="middle" fo:padding-top="0.212cm" fo:padding-bottom="0.212cm" fo:padding-left="0.337cm" fo:padding-right="0.337cm"/>
    </style:style>
    <style:style style:name="gr187" style:family="graphic" style:parent-style-name="objectwithoutfill">
      <style:graphic-properties svg:stroke-width="0.127cm" svg:stroke-color="#00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188" style:family="graphic" style:parent-style-name="objectwithoutfill">
      <style:graphic-properties draw:stroke="solid"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89" style:family="graphic" style:parent-style-name="objectwithoutfill">
      <style:graphic-properties svg:stroke-width="0.318cm" svg:stroke-color="#000000" draw:marker-start-width="0.676cm" draw:marker-end="Arrow" draw:marker-end-width="0.776cm" draw:fill="none" draw:textarea-vertical-align="middle" fo:padding-top="0.283cm" fo:padding-bottom="0.283cm" fo:padding-left="0.408cm" fo:padding-right="0.408cm"/>
    </style:style>
    <style:style style:name="gr190" style:family="graphic" style:parent-style-name="objectwithoutfill">
      <style:graphic-properties svg:stroke-width="0.282cm" svg:stroke-color="#000000" draw:marker-start-width="0.623cm" draw:marker-end="Arrow" draw:marker-end-width="0.723cm" draw:fill="none" draw:textarea-vertical-align="middle" fo:padding-top="0.266cm" fo:padding-bottom="0.266cm" fo:padding-left="0.391cm" fo:padding-right="0.391cm"/>
    </style:style>
    <style:style style:name="gr19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92" style:family="graphic" style:parent-style-name="objectwithoutfill">
      <style:graphic-properties svg:stroke-width="0.198cm" svg:stroke-color="#000000" draw:marker-start-width="0.496cm" draw:marker-end="Arrow" draw:marker-end-width="0.596cm" draw:fill="none" draw:textarea-vertical-align="middle" fo:padding-top="0.223cm" fo:padding-bottom="0.223cm" fo:padding-left="0.348cm" fo:padding-right="0.348cm"/>
    </style:style>
    <style:style style:name="gr193" style:family="graphic" style:parent-style-name="objectwithoutfill">
      <style:graphic-properties draw:stroke="solid"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9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5" style:family="graphic" style:parent-style-name="objectwithoutfill">
      <style:graphic-properties svg:stroke-width="0.113cm" svg:stroke-color="#00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6" style:family="graphic" style:parent-style-name="objectwithoutfill">
      <style:graphic-properties svg:stroke-width="0.141cm" svg:stroke-color="#ff0000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97" style:family="graphic" style:parent-style-name="objectwithoutfill">
      <style:graphic-properties svg:stroke-width="0.113cm" svg:stroke-color="#ff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8" style:family="graphic" style:parent-style-name="objectwithoutfill">
      <style:graphic-properties svg:stroke-width="0.212cm" svg:stroke-color="#0000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9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47cm" fo:min-width="2.527cm" fo:padding-top="0.139cm" fo:padding-bottom="0.139cm" fo:padding-left="0.264cm" fo:padding-right="0.264cm"/>
    </style:style>
    <style:style style:name="gr200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0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03" style:family="graphic" style:parent-style-name="objectwithoutfill">
      <style:graphic-properties svg:stroke-width="0.088cm" svg:stroke-color="#ff0000" draw:marker-start-width="0.331cm" draw:marker-end="Arrow" draw:marker-end-width="0.431cm" draw:fill="none" draw:textarea-vertical-align="middle" fo:padding-top="0.168cm" fo:padding-bottom="0.168cm" fo:padding-left="0.293cm" fo:padding-right="0.293cm"/>
    </style:style>
    <style:style style:name="gr204" style:family="graphic" style:parent-style-name="objectwithoutfill">
      <style:graphic-properties draw:stroke="solid"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0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0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11" style:family="graphic" style:parent-style-name="objectwithoutfill">
      <style:graphic-properties svg:stroke-width="0.423cm" svg:stroke-color="#ff0000" draw:marker-start-width="0.834cm" draw:marker-end="Arrow" draw:marker-end-width="0.934cm" draw:fill="none" draw:textarea-vertical-align="middle" fo:padding-top="0.336cm" fo:padding-bottom="0.336cm" fo:padding-left="0.461cm" fo:padding-right="0.461cm"/>
    </style:style>
    <style:style style:name="gr21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.372cm" fo:padding-top="0.139cm" fo:padding-bottom="0.139cm" fo:padding-left="0.264cm" fo:padding-right="0.264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214" style:family="graphic" style:parent-style-name="objectwithoutfill">
      <style:graphic-properties svg:stroke-width="0.529cm" draw:marker-start-width="0.993cm" draw:marker-end="Arrow" draw:marker-end-width="1.093cm" svg:stroke-opacity="10%" draw:fill="none" draw:opacity="10%" draw:textarea-vertical-align="middle" fo:padding-top="0.389cm" fo:padding-bottom="0.389cm" fo:padding-left="0.514cm" fo:padding-right="0.514cm"/>
    </style:style>
    <style:style style:name="gr215" style:family="graphic" style:parent-style-name="objectwithoutfill">
      <style:graphic-properties svg:stroke-width="0.141cm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16" style:family="graphic" style:parent-style-name="objectwithoutfill">
      <style:graphic-properties svg:stroke-width="0.106cm" svg:stroke-color="#ff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17" style:family="graphic" style:parent-style-name="objectwithoutfill">
      <style:graphic-properties svg:stroke-width="0.187cm" svg:stroke-color="#ff0000" draw:marker-start-width="0.479cm" draw:marker-end="Arrow" draw:marker-end-width="0.579cm" svg:stroke-opacity="10%" draw:fill="none" draw:opacity="10%" draw:textarea-vertical-align="middle" fo:padding-top="0.217cm" fo:padding-bottom="0.217cm" fo:padding-left="0.342cm" fo:padding-right="0.342cm"/>
    </style:style>
    <style:style style:name="gr218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19" style:family="graphic" style:parent-style-name="objectwithoutfill">
      <style:graphic-properties svg:stroke-width="0.138cm" svg:stroke-color="#000000" draw:marker-start-width="0.406cm" draw:marker-end="Arrow" draw:marker-end-width="0.506cm" svg:stroke-opacity="10%" draw:fill="none" draw:opacity="10%" draw:textarea-vertical-align="middle" fo:padding-top="0.193cm" fo:padding-bottom="0.193cm" fo:padding-left="0.318cm" fo:padding-right="0.318cm"/>
    </style:style>
    <style:style style:name="gr220" style:family="graphic" style:parent-style-name="objectwithoutfill">
      <style:graphic-properties svg:stroke-width="0.092cm" svg:stroke-color="#000000" draw:marker-start-width="0.337cm" draw:marker-end="Arrow" draw:marker-end-width="0.437cm" svg:stroke-opacity="10%" draw:fill="none" draw:opacity="10%" draw:textarea-vertical-align="middle" fo:padding-top="0.17cm" fo:padding-bottom="0.17cm" fo:padding-left="0.295cm" fo:padding-right="0.295cm"/>
    </style:style>
    <style:style style:name="gr221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22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23" style:family="graphic" style:parent-style-name="objectwithoutfill">
      <style:graphic-properties svg:stroke-width="0.081cm" svg:stroke-color="#ff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24" style:family="graphic" style:parent-style-name="objectwithoutfill">
      <style:graphic-properties draw:stroke="solid" draw:stroke-dash="_32__20_Dots_20_1_20_Dash" svg:stroke-color="#000000" draw:marker-end="Arrow" draw:marker-end-width="0.3cm" svg:stroke-opacity="10%" draw:fill="none" draw:opacity="10%" draw:textarea-vertical-align="middle"/>
    </style:style>
    <style:style style:name="gr225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10%" draw:fill="none" draw:opacity="10%" draw:textarea-vertical-align="middle" fo:padding-top="0.134cm" fo:padding-bottom="0.134cm" fo:padding-left="0.259cm" fo:padding-right="0.259cm"/>
    </style:style>
    <style:style style:name="gr226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10%" draw:fill="none" draw:opacity="10%" draw:textarea-vertical-align="middle" fo:padding-top="0.142cm" fo:padding-bottom="0.142cm" fo:padding-left="0.267cm" fo:padding-right="0.267cm"/>
    </style:style>
    <style:style style:name="gr227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%" draw:textarea-vertical-align="middle" fo:padding-top="0.301cm" fo:padding-bottom="0.301cm" fo:padding-left="0.426cm" fo:padding-right="0.426cm"/>
    </style:style>
    <style:style style:name="gr228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%" draw:textarea-vertical-align="middle" fo:padding-top="0.212cm" fo:padding-bottom="0.212cm" fo:padding-left="0.337cm" fo:padding-right="0.337cm"/>
    </style:style>
    <style:style style:name="gr229" style:family="graphic" style:parent-style-name="objectwithoutfill">
      <style:graphic-properties svg:stroke-width="0.127cm" svg:stroke-color="#000000" draw:marker-start-width="0.389cm" draw:marker-end="Arrow" draw:marker-end-width="0.489cm" svg:stroke-opacity="10%" draw:fill="none" draw:opacity="10%" draw:textarea-vertical-align="middle" fo:padding-top="0.187cm" fo:padding-bottom="0.187cm" fo:padding-left="0.312cm" fo:padding-right="0.312cm"/>
    </style:style>
    <style:style style:name="gr230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%" draw:textarea-vertical-align="middle" fo:padding-top="0.219cm" fo:padding-bottom="0.219cm" fo:padding-left="0.344cm" fo:padding-right="0.344cm"/>
    </style:style>
    <style:style style:name="gr231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232" style:family="graphic" style:parent-style-name="objectwithoutfill">
      <style:graphic-properties svg:stroke-width="0.318cm" svg:stroke-color="#000000" draw:marker-start-width="0.676cm" draw:marker-end="Arrow" draw:marker-end-width="0.776cm" svg:stroke-opacity="10%" draw:fill="none" draw:opacity="10%" draw:textarea-vertical-align="middle" fo:padding-top="0.283cm" fo:padding-bottom="0.283cm" fo:padding-left="0.408cm" fo:padding-right="0.408cm"/>
    </style:style>
    <style:style style:name="gr233" style:family="graphic" style:parent-style-name="objectwithoutfill">
      <style:graphic-properties svg:stroke-width="0.081cm" svg:stroke-color="#00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34" style:family="graphic" style:parent-style-name="objectwithoutfill">
      <style:graphic-properties svg:stroke-width="0.282cm" svg:stroke-color="#000000" draw:marker-start-width="0.623cm" draw:marker-end="Arrow" draw:marker-end-width="0.723cm" svg:stroke-opacity="10%" draw:fill="none" draw:opacity="10%" draw:textarea-vertical-align="middle" fo:padding-top="0.266cm" fo:padding-bottom="0.266cm" fo:padding-left="0.391cm" fo:padding-right="0.391cm"/>
    </style:style>
    <style:style style:name="gr23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36" style:family="graphic" style:parent-style-name="objectwithoutfill">
      <style:graphic-properties svg:stroke-width="0.198cm" svg:stroke-color="#000000" draw:marker-start-width="0.496cm" draw:marker-end="Arrow" draw:marker-end-width="0.596cm" svg:stroke-opacity="10%" draw:fill="none" draw:opacity="10%" draw:textarea-vertical-align="middle" fo:padding-top="0.223cm" fo:padding-bottom="0.223cm" fo:padding-left="0.348cm" fo:padding-right="0.348cm"/>
    </style:style>
    <style:style style:name="gr237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38" style:family="graphic" style:parent-style-name="objectwithoutfill">
      <style:graphic-properties svg:stroke-width="0.106cm" svg:stroke-color="#00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39" style:family="graphic" style:parent-style-name="objectwithoutfill">
      <style:graphic-properties svg:stroke-width="0.113cm" svg:stroke-color="#00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40" style:family="graphic" style:parent-style-name="objectwithoutfill">
      <style:graphic-properties svg:stroke-width="0.141cm" svg:stroke-color="#ff0000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41" style:family="graphic" style:parent-style-name="objectwithoutfill">
      <style:graphic-properties svg:stroke-width="0.113cm" svg:stroke-color="#ff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42" style:family="graphic" style:parent-style-name="objectwithoutfill">
      <style:graphic-properties svg:stroke-width="0.212cm" svg:stroke-color="#000000" draw:marker-start-width="0.517cm" draw:marker-end="Arrow" draw:marker-end-width="0.617cm" svg:stroke-opacity="10%" draw:fill="none" draw:opacity="10%" draw:textarea-vertical-align="middle" fo:padding-top="0.23cm" fo:padding-bottom="0.23cm" fo:padding-left="0.355cm" fo:padding-right="0.355cm"/>
    </style:style>
    <style:style style:name="gr243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44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46" style:family="graphic" style:parent-style-name="objectwithoutfill">
      <style:graphic-properties svg:stroke-width="0.088cm" svg:stroke-color="#ff0000" draw:marker-start-width="0.331cm" draw:marker-end="Arrow" draw:marker-end-width="0.431cm" svg:stroke-opacity="10%" draw:fill="none" draw:opacity="10%" draw:textarea-vertical-align="middle" fo:padding-top="0.168cm" fo:padding-bottom="0.168cm" fo:padding-left="0.293cm" fo:padding-right="0.293cm"/>
    </style:style>
    <style:style style:name="gr247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8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49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50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5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4" style:family="graphic" style:parent-style-name="objectwithoutfill">
      <style:graphic-properties svg:stroke-width="0.053cm" svg:stroke-color="#ff0000" draw:marker-start-width="0.279cm" draw:marker-end="Arrow" draw:marker-end-width="0.379cm" svg:stroke-opacity="10%" draw:fill="none" draw:opacity="10%" draw:textarea-vertical-align="middle" fo:padding-top="0.151cm" fo:padding-bottom="0.151cm" fo:padding-left="0.276cm" fo:padding-right="0.276cm"/>
    </style:style>
    <style:style style:name="gr25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56" style:family="graphic" style:parent-style-name="objectwithoutfill">
      <style:graphic-properties svg:stroke-width="0.423cm" draw:marker-start-width="0.834cm" draw:marker-end="Arrow" draw:marker-end-width="0.934cm" svg:stroke-opacity="10%" draw:fill="none" draw:opacity="10%" draw:textarea-vertical-align="middle" fo:padding-top="0.336cm" fo:padding-bottom="0.336cm" fo:padding-left="0.461cm" fo:padding-right="0.461cm"/>
    </style:style>
    <style:style style:name="gr257" style:family="graphic" style:parent-style-name="objectwithoutfill">
      <style:graphic-properties svg:stroke-width="0.187cm" svg:stroke-color="#ff0000" draw:marker-start-width="0.479cm" draw:marker-end="Arrow" draw:marker-end-width="0.579cm" svg:stroke-opacity="100%" draw:fill="none" draw:opacity="10%" draw:textarea-vertical-align="middle" fo:padding-top="0.217cm" fo:padding-bottom="0.217cm" fo:padding-left="0.342cm" fo:padding-right="0.342cm"/>
    </style:style>
    <style:style style:name="gr258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59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60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40%" draw:fill="none" draw:opacity="10%" draw:textarea-vertical-align="middle" fo:padding-top="0.142cm" fo:padding-bottom="0.142cm" fo:padding-left="0.267cm" fo:padding-right="0.267cm"/>
    </style:style>
    <style:style style:name="gr261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0%" draw:textarea-vertical-align="middle" fo:padding-top="0.301cm" fo:padding-bottom="0.301cm" fo:padding-left="0.426cm" fo:padding-right="0.426cm"/>
    </style:style>
    <style:style style:name="gr262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0%" draw:textarea-vertical-align="middle" fo:padding-top="0.212cm" fo:padding-bottom="0.212cm" fo:padding-left="0.337cm" fo:padding-right="0.337cm"/>
    </style:style>
    <style:style style:name="gr263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0%" draw:textarea-vertical-align="middle" fo:padding-top="0.219cm" fo:padding-bottom="0.219cm" fo:padding-left="0.344cm" fo:padding-right="0.344cm"/>
    </style:style>
    <style:style style:name="gr264" style:family="graphic" style:parent-style-name="objectwithoutfill">
      <style:graphic-properties svg:stroke-width="0.282cm" svg:stroke-color="#000000" draw:marker-start-width="0.623cm" draw:marker-end="Arrow" draw:marker-end-width="0.723cm" svg:stroke-opacity="100%" draw:fill="none" draw:opacity="10%" draw:textarea-vertical-align="middle" fo:padding-top="0.266cm" fo:padding-bottom="0.266cm" fo:padding-left="0.391cm" fo:padding-right="0.391cm"/>
    </style:style>
    <style:style style:name="gr26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66" style:family="graphic" style:parent-style-name="objectwithoutfill">
      <style:graphic-properties svg:stroke-width="0.198cm" svg:stroke-color="#000000" draw:marker-start-width="0.496cm" draw:marker-end="Arrow" draw:marker-end-width="0.596cm" svg:stroke-opacity="100%" draw:fill="none" draw:opacity="10%" draw:textarea-vertical-align="middle" fo:padding-top="0.223cm" fo:padding-bottom="0.223cm" fo:padding-left="0.348cm" fo:padding-right="0.348cm"/>
    </style:style>
    <style:style style:name="gr267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68" style:family="graphic" style:parent-style-name="objectwithoutfill">
      <style:graphic-properties svg:stroke-width="0.106cm" svg:stroke-color="#000000" draw:marker-start-width="0.358cm" draw:marker-end="Arrow" draw:marker-end-width="0.458cm" svg:stroke-opacity="100%" draw:fill="none" draw:opacity="10%" draw:textarea-vertical-align="middle" fo:padding-top="0.177cm" fo:padding-bottom="0.177cm" fo:padding-left="0.302cm" fo:padding-right="0.302cm"/>
    </style:style>
    <style:style style:name="gr269" style:family="graphic" style:parent-style-name="objectwithoutfill">
      <style:graphic-properties svg:stroke-width="0.141cm" svg:stroke-color="#ff0000" draw:marker-start-width="0.411cm" draw:marker-end="Arrow" draw:marker-end-width="0.511cm" svg:stroke-opacity="100%" draw:fill="none" draw:opacity="10%" draw:textarea-vertical-align="middle" fo:padding-top="0.195cm" fo:padding-bottom="0.195cm" fo:padding-left="0.32cm" fo:padding-right="0.32cm"/>
    </style:style>
    <style:style style:name="gr270" style:family="graphic" style:parent-style-name="objectwithoutfill">
      <style:graphic-properties svg:stroke-width="0.113cm" svg:stroke-color="#ff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71" style:family="graphic" style:parent-style-name="objectwithoutfill">
      <style:graphic-properties svg:stroke-width="0.212cm" svg:stroke-color="#000000" draw:marker-start-width="0.517cm" draw:marker-end="Arrow" draw:marker-end-width="0.617cm" svg:stroke-opacity="100%" draw:fill="none" draw:opacity="10%" draw:textarea-vertical-align="middle" fo:padding-top="0.23cm" fo:padding-bottom="0.23cm" fo:padding-left="0.355cm" fo:padding-right="0.355cm"/>
    </style:style>
    <style:style style:name="gr272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73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74" style:family="graphic" style:parent-style-name="objectwithoutfill">
      <style:graphic-properties svg:stroke-width="0.353cm" svg:stroke-color="#ff0000" draw:marker-start-width="0.729cm" draw:marker-end="Arrow" draw:marker-end-width="0.829cm" svg:stroke-opacity="100%" draw:fill="none" draw:opacity="10%" draw:textarea-vertical-align="middle" fo:padding-top="0.301cm" fo:padding-bottom="0.301cm" fo:padding-left="0.426cm" fo:padding-right="0.426cm"/>
    </style:style>
    <style:style style:name="gr275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76" style:family="graphic" style:parent-style-name="objectwithoutfill">
      <style:graphic-properties svg:stroke-width="0.081cm" svg:stroke-color="#00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77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78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79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8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3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40%" draw:fill="none" draw:opacity="10%" draw:textarea-vertical-align="middle" fo:padding-top="0.134cm" fo:padding-bottom="0.134cm" fo:padding-left="0.259cm" fo:padding-right="0.259cm"/>
    </style:style>
    <style:style style:name="gr284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8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86" style:family="graphic" style:parent-style-name="objectwithoutfill">
      <style:graphic-properties svg:stroke-width="0.113cm" svg:stroke-color="#00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87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8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91" style:family="graphic" style:parent-style-name="objectwithoutfill">
      <style:graphic-properties svg:stroke-width="0.138cm" svg:stroke-color="#000000" draw:marker-start-width="0.406cm" draw:marker-end="Arrow" draw:marker-end-width="0.506cm" svg:stroke-opacity="100%" draw:fill="none" draw:opacity="10%" draw:textarea-vertical-align="middle" fo:padding-top="0.193cm" fo:padding-bottom="0.193cm" fo:padding-left="0.318cm" fo:padding-right="0.318cm"/>
    </style:style>
    <style:style style:name="gr292" style:family="graphic" style:parent-style-name="objectwithoutfill">
      <style:graphic-properties svg:stroke-width="0.092cm" svg:stroke-color="#000000" draw:marker-start-width="0.337cm" draw:marker-end="Arrow" draw:marker-end-width="0.437cm" svg:stroke-opacity="100%" draw:fill="none" draw:opacity="10%" draw:textarea-vertical-align="middle" fo:padding-top="0.17cm" fo:padding-bottom="0.17cm" fo:padding-left="0.295cm" fo:padding-right="0.295cm"/>
    </style:style>
    <style:style style:name="gr293" style:family="graphic" style:parent-style-name="objectwithoutfill">
      <style:graphic-properties draw:stroke="solid" draw:stroke-dash="_32__20_Dots_20_1_20_Dash" svg:stroke-color="#000000" draw:marker-end="Arrow" draw:marker-end-width="0.3cm" svg:stroke-opacity="40%" draw:fill="none" draw:opacity="10%" draw:textarea-vertical-align="middle"/>
    </style:style>
    <style:style style:name="gr294" style:family="graphic" style:parent-style-name="objectwithoutfill">
      <style:graphic-properties svg:stroke-width="0.127cm" svg:stroke-color="#000000" draw:marker-start-width="0.389cm" draw:marker-end="Arrow" draw:marker-end-width="0.489cm" svg:stroke-opacity="100%" draw:fill="none" draw:opacity="10%" draw:textarea-vertical-align="middle" fo:padding-top="0.187cm" fo:padding-bottom="0.187cm" fo:padding-left="0.312cm" fo:padding-right="0.312cm"/>
    </style:style>
    <style:style style:name="gr295" style:family="graphic" style:parent-style-name="objectwithoutfill">
      <style:graphic-properties svg:stroke-width="0.081cm" svg:stroke-color="#ff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96" style:family="graphic" style:parent-style-name="objectwithoutfill">
      <style:graphic-properties svg:stroke-width="0.318cm" svg:stroke-color="#000000" draw:marker-start-width="0.676cm" draw:marker-end="Arrow" draw:marker-end-width="0.776cm" svg:stroke-opacity="100%" draw:fill="none" draw:opacity="10%" draw:textarea-vertical-align="middle" fo:padding-top="0.283cm" fo:padding-bottom="0.283cm" fo:padding-left="0.408cm" fo:padding-right="0.408cm"/>
    </style:style>
    <style:style style:name="gr29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98" style:family="graphic" style:parent-style-name="objectwithoutfill">
      <style:graphic-properties svg:stroke-width="0.088cm" svg:stroke-color="#ff0000" draw:marker-start-width="0.331cm" draw:marker-end="Arrow" draw:marker-end-width="0.431cm" svg:stroke-opacity="100%" draw:fill="none" draw:opacity="10%" draw:textarea-vertical-align="middle" fo:padding-top="0.168cm" fo:padding-bottom="0.168cm" fo:padding-left="0.293cm" fo:padding-right="0.293cm"/>
    </style:style>
    <style:style style:name="gr29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02" style:family="graphic" style:parent-style-name="objectwithoutfill">
      <style:graphic-properties svg:stroke-width="0.053cm" svg:stroke-color="#ff0000" draw:marker-start-width="0.279cm" draw:marker-end="Arrow" draw:marker-end-width="0.379cm" svg:stroke-opacity="40%" draw:fill="none" draw:opacity="10%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1" style:family="paragraph">
      <loext:graphic-properties draw:fill-color="#ffffff"/>
      <style:paragraph-properties fo:text-align="center"/>
      <style:text-properties fo:font-size="18pt"/>
    </style:style>
    <style:style style:name="P42" style:family="paragraph">
      <loext:graphic-properties draw:fill="none"/>
      <style:paragraph-properties fo:text-align="center"/>
      <style:text-properties fo:font-size="18pt" fo:background-color="#ffffff"/>
    </style:style>
    <style:style style:name="P43" style:family="paragraph">
      <loext:graphic-properties draw:fill="none"/>
      <style:paragraph-properties fo:text-align="center"/>
      <style:text-properties fo:font-size="18pt" fo:background-color="#ffffff" style:font-size-asian="12pt" style:font-size-complex="12pt"/>
    </style:style>
    <style:style style:name="P44" style:family="paragraph">
      <loext:graphic-properties draw:fill="none"/>
      <style:paragraph-properties fo:text-align="center"/>
      <style:text-properties fo:font-size="18pt" fo:background-color="#ffffff" style:font-size-asian="13pt" style:font-size-complex="13pt"/>
    </style:style>
    <style:style style:name="P45" style:family="paragraph">
      <loext:graphic-properties draw:fill="none"/>
      <style:paragraph-properties fo:text-align="center"/>
      <style:text-properties fo:font-size="18pt" style:font-size-asian="13pt" style:font-size-complex="13pt"/>
    </style:style>
    <style:style style:name="P46" style:family="paragraph">
      <loext:graphic-properties draw:fill="none"/>
      <style:paragraph-properties fo:text-align="center"/>
      <style:text-properties fo:font-size="18pt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opacity="10%"/>
      <style:paragraph-properties fo:text-align="center"/>
      <style:text-properties fo:color="#e6e6e6"/>
    </style:style>
    <style:style style:name="P52" style:family="paragraph">
      <loext:graphic-properties draw:fill="none" draw:opacity="10%"/>
      <style:paragraph-properties fo:text-align="center"/>
      <style:text-properties fo:color="#e6e6e6" fo:font-size="18pt" fo:background-color="#ffffff"/>
    </style:style>
    <style:style style:name="P53" style:family="paragraph">
      <loext:graphic-properties draw:fill-color="#ffffff" draw:opacity="10%"/>
      <style:paragraph-properties fo:text-align="center"/>
      <style:text-properties fo:color="#e6e6e6" fo:font-size="18pt"/>
    </style:style>
    <style:style style:name="P54" style:family="paragraph">
      <loext:graphic-properties draw:fill="none" draw:opacity="10%"/>
      <style:paragraph-properties fo:text-align="center"/>
      <style:text-properties fo:color="#e6e6e6" fo:font-size="18pt" fo:background-color="#ffffff" style:font-size-asian="13pt" style:font-size-complex="13pt"/>
    </style:style>
    <style:style style:name="P55" style:family="paragraph">
      <loext:graphic-properties draw:fill="solid" draw:fill-color="#ffffff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-color="#ffffff" draw:opacity="100%"/>
      <style:paragraph-properties fo:text-align="center"/>
      <style:text-properties fo:color="#000000" fo:font-size="18pt"/>
    </style:style>
    <style:style style:name="P57" style:family="paragraph">
      <loext:graphic-properties draw:fill="none" draw:opacity="100%"/>
      <style:paragraph-properties fo:text-align="center"/>
      <style:text-properties fo:color="#000000" fo:font-size="18pt" fo:background-color="#ffffff"/>
    </style:style>
    <style:style style:name="P58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fo:font-style="normal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background-color="#ffffff"/>
    </style:style>
    <style:style style:name="T35" style:family="text">
      <style:text-properties fo:color="#e6e6e6" fo:font-size="18pt"/>
    </style:style>
    <style:style style:name="T36" style:family="text"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e6e6e6" fo:font-size="18pt" fo:background-color="#ffffff"/>
    </style:style>
    <style:style style:name="T38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4" draw:text-style-name="P35" xml:id="id102" draw:id="id102" draw:layer="layout" svg:width="2.528cm" svg:height="1.164cm" svg:x="1.3cm" svg:y="4.3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3.961cm" svg:y="12.14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7.226cm" svg:y="19.083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1.181cm" svg:y="17.15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9.754cm" svg:y1="19.665cm" svg:x2="20.495cm" svg:y2="16.916cm" draw:start-shape="id87" draw:start-glue-point="1" draw:end-shape="id88" draw:end-glue-point="2" svg:d="M9754 19665l10741-2749" svg:viewBox="0 0 10742 2750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5.928cm" svg:y="2.1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3.044cm" svg:y="2.72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18.223cm" svg:y="6.207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3.044cm" svg:y1="3.322cm" svg:x2="8.639cm" svg:y2="2.7cm" draw:start-shape="id91" draw:start-glue-point="3" draw:end-shape="id92" draw:end-glue-point="1" svg:d="M13044 3322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3.961cm" svg:y1="12.722cm" svg:x2="7.283cm" svg:y2="3.3cm" draw:start-shape="id93" draw:start-glue-point="3" draw:end-shape="id92" draw:end-glue-point="2" svg:d="M13961 12722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3.709cm" svg:y1="17.732cm" svg:x2="16.118cm" svg:y2="15.577cm" draw:start-shape="id94" draw:start-glue-point="1" draw:end-shape="id95" draw:end-glue-point="2" svg:d="M3709 17732l12409-2155" svg:viewBox="0 0 12410 2156">
          <text:p text:style-name="P3"><text:span text:style-name="T24">0.5</text:span></text:p>
        </draw:connector>
        <draw:connector draw:style-name="gr106" draw:text-style-name="P28" draw:layer="layout" draw:type="line" svg:x1="15.225cm" svg:y1="13.304cm" svg:x2="16.118cm" svg:y2="15.577cm" draw:start-shape="id93" draw:start-glue-point="2" draw:end-shape="id95" draw:end-glue-point="2" svg:d="M15225 13304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16.118cm" svg:y1="15.577cm" svg:x2="19.231cm" svg:y2="16.216cm" draw:end-shape="id88" draw:end-glue-point="3" svg:d="M16118 15577l3113 639" svg:viewBox="0 0 3114 640">
          <text:p text:style-name="P3"><text:span text:style-name="T15">-2.2</text:span></text:p>
        </draw:connector>
        <draw:connector draw:style-name="gr107" draw:text-style-name="P28" draw:layer="layout" draw:type="line" svg:x1="16.976cm" svg:y1="19.299cm" svg:x2="20.495cm" svg:y2="16.916cm" draw:start-shape="id96" draw:start-glue-point="0" draw:end-shape="id88" draw:end-glue-point="2" svg:d="M16976 19299l3519-2383" svg:viewBox="0 0 3520 2384">
          <text:p text:style-name="P3"><text:span text:style-name="T24">1.7</text:span></text:p>
        </draw:connector>
        <draw:connector draw:style-name="gr108" draw:text-style-name="P36" draw:layer="layout" draw:type="line" svg:x1="3.709cm" svg:y1="17.732cm" svg:x2="15.844cm" svg:y2="10.94cm" draw:start-shape="id94" draw:start-glue-point="1" draw:end-shape="id97" draw:end-glue-point="3" svg:d="M3709 17732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8.49cm" svg:y1="19.083cm" svg:x2="5.799cm" svg:y2="14.519cm" draw:start-shape="id87" draw:start-glue-point="0" draw:end-shape="id98" draw:end-glue-point="2" svg:d="M8490 19083l-2691-4564" svg:viewBox="0 0 2692 4565">
          <text:p text:style-name="P3"><text:span text:style-name="T24">-1.1</text:span></text:p>
        </draw:connector>
        <draw:connector draw:style-name="gr107" draw:text-style-name="P28" draw:layer="layout" draw:type="line" svg:x1="2.445cm" svg:y1="17.15cm" svg:x2="5.799cm" svg:y2="14.519cm" draw:start-shape="id94" draw:start-glue-point="0" draw:end-shape="id98" draw:end-glue-point="2" svg:d="M2445 17150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16.976cm" svg:y1="19.299cm" svg:x2="7.278cm" svg:y2="7.613cm" draw:start-shape="id96" draw:start-glue-point="0" draw:end-shape="id99" draw:end-glue-point="2" svg:d="M16976 19299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6.672cm" svg:y1="9.522cm" svg:x2="18.223cm" svg:y2="6.807cm" draw:start-shape="id100" draw:start-glue-point="1" draw:end-shape="id101" draw:end-glue-point="3" svg:d="M6672 9522l11551-2715" svg:viewBox="0 0 11552 2716">
          <text:p text:style-name="P3"><text:span text:style-name="T15">2.1</text:span></text:p>
        </draw:connector>
        <draw:connector draw:style-name="gr110" draw:text-style-name="P28" draw:layer="layout" draw:type="line" svg:x1="8.542cm" svg:y1="7.031cm" svg:x2="18.223cm" svg:y2="6.807cm" draw:start-shape="id99" draw:start-glue-point="1" draw:end-shape="id101" draw:end-glue-point="3" svg:d="M8542 7031l9681-224" svg:viewBox="0 0 9682 225">
          <text:p text:style-name="P3"><text:span text:style-name="T24">-1.8</text:span></text:p>
        </draw:connector>
        <draw:custom-shape draw:style-name="gr111" draw:text-style-name="P38" xml:id="id97" draw:id="id97" draw:layer="layout" svg:width="2.528cm" svg:height="1.164cm" svg:x="15.844cm" svg:y="10.358cm">
          <text:p text:style-name="P37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20.495cm" svg:y1="15.516cm" svg:x2="19.487cm" svg:y2="7.407cm" draw:start-shape="id88" draw:start-glue-point="0" draw:end-shape="id101" draw:end-glue-point="2" svg:d="M20495 15516l-1008-8109" svg:viewBox="0 0 1009 8110">
          <text:p text:style-name="P3"><text:span text:style-name="T15">-2.4</text:span></text:p>
        </draw:connector>
        <draw:connector draw:style-name="gr113" draw:text-style-name="P36" draw:layer="layout" draw:type="line" svg:x1="17.108cm" svg:y1="10.358cm" svg:x2="19.487cm" svg:y2="7.407cm" draw:start-shape="id97" draw:start-glue-point="0" draw:end-shape="id101" draw:end-glue-point="2" svg:d="M17108 10358l2379-2951" svg:viewBox="0 0 2380 2952">
          <text:p text:style-name="P3"><text:span text:style-name="T15">3.7</text:span></text:p>
        </draw:connector>
        <draw:connector draw:style-name="gr76" draw:text-style-name="P36" draw:layer="layout" draw:type="line" svg:x1="13.961cm" svg:y1="12.722cm" svg:x2="6.672cm" svg:y2="9.522cm" draw:start-shape="id93" draw:start-glue-point="3" draw:end-shape="id100" draw:end-glue-point="1" svg:d="M13961 12722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15.712cm" svg:y1="19.881cm" svg:x2="5.408cm" svg:y2="10.122cm" draw:start-shape="id96" draw:start-glue-point="3" draw:end-shape="id100" draw:end-glue-point="2" svg:d="M15712 19881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2.564cm" svg:y1="5.464cm" svg:x2="4.144cm" svg:y2="9.522cm" draw:start-shape="id102" draw:start-glue-point="2" draw:end-shape="id100" draw:end-glue-point="3" svg:d="M2564 5464l1580 4058" svg:viewBox="0 0 1581 4059">
          <text:p text:style-name="P3"><text:span text:style-name="T15">5.4</text:span></text:p>
        </draw:connector>
        <draw:connector draw:style-name="gr75" draw:text-style-name="P36" xml:id="id98" draw:id="id98" draw:layer="layout" draw:type="line" svg:x1="5.799cm" svg:y1="14.519cm" svg:x2="5.408cm" svg:y2="10.122cm" draw:end-shape="id100" draw:end-glue-point="2" svg:d="M5799 14519l-391-4397" svg:viewBox="0 0 392 4398">
          <text:p text:style-name="P3"><text:span text:style-name="T26">2.4</text:span></text:p>
        </draw:connector>
        <draw:connector draw:style-name="gr107" draw:text-style-name="P39" draw:layer="layout" draw:type="line" svg:x1="10.172cm" svg:y1="17.222cm" svg:x2="5.408cm" svg:y2="10.122cm" draw:end-shape="id100" draw:end-glue-point="2" svg:d="M10172 17222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4.144cm" svg:y="8.922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6.014cm" svg:y="6.449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2.445cm" svg:y1="17.15cm" svg:x2="14.308cm" svg:y2="3.922cm" draw:start-shape="id94" draw:start-glue-point="0" draw:end-shape="id91" draw:end-glue-point="2" svg:d="M2445 17150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19.231cm" svg:y="15.51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712cm" svg:y="19.299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39" draw:layer="layout" draw:type="line" svg:x1="5.408cm" svg:y1="8.922cm" svg:x2="7.278cm" svg:y2="7.613cm" draw:start-shape="id100" draw:start-glue-point="0" draw:end-shape="id99" draw:end-glue-point="2" svg:d="M5408 8922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15.712cm" svg:y1="19.881cm" svg:x2="11.572cm" svg:y2="17.772cm" draw:start-shape="id96" draw:start-glue-point="3" svg:d="M15712 19881l-4140-2109" svg:viewBox="0 0 4141 2110">
          <text:p text:style-name="P3"><text:span text:style-name="T15">7.0</text:span></text:p>
        </draw:connector>
        <draw:connector draw:style-name="gr110" draw:text-style-name="P40" draw:layer="layout" draw:type="line" svg:x1="7.278cm" svg:y1="6.449cm" svg:x2="7.283cm" svg:y2="3.3cm" draw:start-shape="id99" draw:start-glue-point="0" draw:end-shape="id92" draw:end-glue-point="2" svg:d="M7278 6449l5-3149" svg:viewBox="0 0 6 3150">
          <text:p text:style-name="P3"><text:span text:style-name="T28">0.5</text:span></text:p>
        </draw:connector>
        <draw:connector draw:style-name="gr116" draw:text-style-name="P12" draw:layer="layout" draw:type="line" svg:x1="8.542cm" svg:y1="7.031cm" svg:x2="13.044cm" svg:y2="3.322cm" draw:start-shape="id99" draw:start-glue-point="1" draw:end-shape="id91" draw:end-glue-point="3" svg:d="M8542 7031l4502-3709" svg:viewBox="0 0 4503 3710">
          <text:p/>
        </draw:connector>
        <draw:custom-shape draw:style-name="gr117" draw:text-style-name="P38" draw:layer="layout" svg:width="2.8cm" svg:height="1.1cm" svg:x="8.772cm" svg:y="17.22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39" draw:layer="layout" draw:type="line" svg:x1="17.108cm" svg:y1="10.358cm" svg:x2="14.308cm" svg:y2="3.922cm" draw:start-shape="id97" draw:start-glue-point="0" draw:end-shape="id91" draw:end-glue-point="2" svg:d="M17108 10358l-2800-6436" svg:viewBox="0 0 2801 6437">
          <text:p text:style-name="P3"><text:span text:style-name="T27">-0.6</text:span></text:p>
        </draw:connector>
        <draw:connector draw:style-name="gr118" draw:text-style-name="P40" draw:layer="layout" draw:type="line" svg:x1="17.108cm" svg:y1="10.358cm" svg:x2="8.639cm" svg:y2="2.7cm" draw:start-shape="id97" draw:start-glue-point="0" draw:end-shape="id92" svg:d="M17108 10358l-8469-7658" svg:viewBox="0 0 8470 7659">
          <text:p text:style-name="P3"><text:span text:style-name="T28">1.5</text:span></text:p>
        </draw:connector>
        <draw:connector draw:style-name="gr119" draw:text-style-name="P39" draw:layer="layout" draw:type="line" svg:x1="20.495cm" svg:y1="15.516cm" svg:x2="17.108cm" svg:y2="11.522cm" draw:start-shape="id88" draw:start-glue-point="0" draw:end-shape="id97" draw:end-glue-point="2" svg:d="M20495 15516l-3387-3994" svg:viewBox="0 0 3388 3995">
          <text:p text:style-name="P3"><text:span text:style-name="T27">-1.1</text:span></text:p>
        </draw:connector>
        <draw:connector draw:style-name="gr107" draw:text-style-name="P40" draw:layer="layout" draw:type="line" svg:x1="16.976cm" svg:y1="19.299cm" svg:x2="17.108cm" svg:y2="11.522cm" draw:start-shape="id96" draw:start-glue-point="0" draw:end-shape="id97" draw:end-glue-point="2" svg:d="M16976 19299l132-7777" svg:viewBox="0 0 133 7778">
          <text:p text:style-name="P3"><text:span text:style-name="T28">-0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onnector draw:style-name="gr120" draw:text-style-name="P12" draw:layer="layout" draw:type="line" svg:x1="25.114cm" svg:y1="9.479cm" svg:x2="22.15cm" svg:y2="6.07cm" draw:start-shape="id103" draw:start-glue-point="0" draw:end-shape="id104" draw:end-glue-point="2" svg:d="M25114 9479l-2964-3409" svg:viewBox="0 0 2965 3410">
          <text:p/>
        </draw:connector>
        <draw:custom-shape draw:style-name="gr121" draw:text-style-name="P41" xml:id="id117" draw:id="id117" draw:layer="layout" svg:width="3.16cm" svg:height="1.466cm" svg:x="2.243cm" svg:y="2.217cm">
          <text:p text:style-name="P3"><text:span text:style-name="T29">Hive</text:span></text:p>
          <text:p text:style-name="P3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22" draw:text-style-name="P41" xml:id="id109" draw:id="id109" draw:layer="layout" svg:width="3.16cm" svg:height="1.263cm" svg:x="1.906cm" svg:y="11.904cm">
          <text:p text:style-name="P3"><text:span text:style-name="T2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1" xml:id="id105" draw:id="id105" draw:layer="layout" svg:width="3.159cm" svg:height="1.41cm" svg:x="8.636cm" svg:y="18.791cm">
          <text:p text:style-name="P3"><text:span text:style-name="T29">Grand </text:span></text:p>
          <text:p text:style-name="P3"><text:span text:style-name="T29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1" xml:id="id110" draw:id="id110" draw:layer="layout" svg:width="3.16cm" svg:height="1.262cm" svg:x="1.081cm" svg:y="17.018cm">
          <text:p text:style-name="P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42" draw:layer="layout" draw:type="line" svg:x1="11.795cm" svg:y1="19.496cm" svg:x2="25.22cm" svg:y2="16.861cm" draw:start-shape="id105" draw:start-glue-point="1" draw:end-shape="id106" draw:end-glue-point="2" svg:d="M11795 19496l13425-2635" svg:viewBox="0 0 13426 2636">
          <text:p/>
        </draw:connector>
        <draw:custom-shape draw:style-name="gr126" draw:text-style-name="P41" xml:id="id108" draw:id="id108" draw:layer="layout" svg:width="3.388cm" svg:height="1.523cm" svg:x="7.651cm" svg:y="1.1cm">
          <text:p text:style-name="P3"><text:span text:style-name="T29">Weight</text:span></text:p>
          <text:p text:style-name="P3"><text:span text:style-name="T2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1" xml:id="id107" draw:id="id107" draw:layer="layout" svg:width="3.16cm" svg:height="1.546cm" svg:x="15.907cm" svg:y="2.116cm">
          <text:p text:style-name="P3"><text:span text:style-name="T29">Seeds per</text:span></text:p>
          <text:p text:style-name="P3"><text:span text:style-name="T2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1" xml:id="id103" draw:id="id103" draw:layer="layout" svg:width="3.402cm" svg:height="1.748cm" svg:x="23.413cm" svg:y="9.479cm">
          <text:p text:style-name="P3"><text:span text:style-name="T29">Flower</text:span></text:p>
          <text:p text:style-name="P3"><text:span text:style-name="T29">survival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2" draw:layer="layout" draw:type="line" svg:x1="15.907cm" svg:y1="2.889cm" svg:x2="11.039cm" svg:y2="1.861cm" draw:start-shape="id107" draw:start-glue-point="3" draw:end-shape="id108" draw:end-glue-point="1" svg:d="M15907 2889l-4868-1028" svg:viewBox="0 0 4869 1029">
          <text:p/>
        </draw:connector>
        <draw:connector draw:style-name="gr130" draw:text-style-name="P42" draw:layer="layout" draw:type="line" svg:x1="3.486cm" svg:y1="11.904cm" svg:x2="9.345cm" svg:y2="2.623cm" draw:start-shape="id109" draw:start-glue-point="0" draw:end-shape="id108" draw:end-glue-point="2" svg:d="M3486 11904l5859-9281" svg:viewBox="0 0 5860 9282">
          <text:p/>
        </draw:connector>
        <draw:connector draw:style-name="gr131" draw:text-style-name="P43" draw:layer="layout" draw:type="line" svg:x1="4.241cm" svg:y1="17.649cm" svg:x2="16.397cm" svg:y2="15.078cm" draw:start-shape="id110" draw:start-glue-point="1" draw:end-shape="id111" draw:end-glue-point="2" svg:d="M4241 17649l12156-2571" svg:viewBox="0 0 12157 2572">
          <text:p/>
        </draw:connector>
        <draw:connector draw:style-name="gr132" draw:text-style-name="P43" draw:layer="layout" draw:type="line" svg:x1="5.066cm" svg:y1="12.535cm" svg:x2="16.397cm" svg:y2="15.078cm" draw:start-shape="id109" draw:start-glue-point="1" draw:end-shape="id111" draw:end-glue-point="2" svg:d="M5066 12535l11331 2543" svg:viewBox="0 0 11332 2544">
          <text:p/>
        </draw:connector>
        <draw:connector draw:style-name="gr133" draw:text-style-name="P42" xml:id="id111" draw:id="id111" draw:layer="layout" draw:type="line" svg:x1="16.397cm" svg:y1="15.078cm" svg:x2="23.64cm" svg:y2="16.129cm" draw:end-shape="id106" draw:end-glue-point="3" svg:d="M16397 15078l7243 1051" svg:viewBox="0 0 7244 1052">
          <text:p/>
        </draw:connector>
        <draw:connector draw:style-name="gr134" draw:text-style-name="P43" draw:layer="layout" draw:type="line" svg:x1="20.822cm" svg:y1="19.053cm" svg:x2="25.22cm" svg:y2="16.861cm" draw:start-shape="id112" draw:start-glue-point="0" draw:end-shape="id106" draw:end-glue-point="2" svg:d="M20822 19053l4398-2192" svg:viewBox="0 0 4399 2193">
          <text:p/>
        </draw:connector>
        <draw:connector draw:style-name="gr103" draw:text-style-name="P42" draw:layer="layout" draw:type="line" svg:x1="4.241cm" svg:y1="17.649cm" svg:x2="17.771cm" svg:y2="12.622cm" draw:start-shape="id110" draw:start-glue-point="1" draw:end-shape="id113" draw:end-glue-point="3" svg:d="M4241 17649l13530-5027" svg:viewBox="0 0 13531 5028">
          <text:p/>
        </draw:connector>
        <draw:connector draw:style-name="gr135" draw:text-style-name="P43" draw:layer="layout" draw:type="line" svg:x1="10.215cm" svg:y1="18.791cm" svg:x2="6.853cm" svg:y2="14.425cm" draw:start-shape="id105" draw:start-glue-point="0" draw:end-shape="id114" draw:end-glue-point="2" svg:d="M10215 18791l-3362-4366" svg:viewBox="0 0 3363 4367">
          <text:p/>
        </draw:connector>
        <draw:connector draw:style-name="gr136" draw:text-style-name="P43" draw:layer="layout" draw:type="line" svg:x1="2.661cm" svg:y1="17.018cm" svg:x2="6.853cm" svg:y2="14.425cm" draw:start-shape="id110" draw:start-glue-point="0" draw:end-shape="id114" draw:end-glue-point="2" svg:d="M2661 17018l4192-2593" svg:viewBox="0 0 4193 2594">
          <text:p/>
        </draw:connector>
        <draw:connector draw:style-name="gr137" draw:text-style-name="P43" draw:layer="layout" draw:type="line" svg:x1="20.822cm" svg:y1="19.053cm" svg:x2="10.011cm" svg:y2="6.673cm" draw:start-shape="id112" draw:start-glue-point="0" draw:end-shape="id115" draw:end-glue-point="2" svg:d="M20822 19053l-10811-12380" svg:viewBox="0 0 10812 12381">
          <text:p/>
        </draw:connector>
        <draw:connector draw:style-name="gr138" draw:text-style-name="P42" draw:layer="layout" draw:type="line" svg:x1="9.264cm" svg:y1="8.667cm" svg:x2="23.413cm" svg:y2="10.353cm" draw:start-shape="id116" draw:start-glue-point="1" draw:end-shape="id103" draw:end-glue-point="3" svg:d="M9264 8667l14149 1686" svg:viewBox="0 0 14150 1687">
          <text:p/>
        </draw:connector>
        <draw:connector draw:style-name="gr139" draw:text-style-name="P43" draw:layer="layout" draw:type="line" svg:x1="11.591cm" svg:y1="5.918cm" svg:x2="23.413cm" svg:y2="10.353cm" draw:start-shape="id115" draw:start-glue-point="1" draw:end-shape="id103" draw:end-glue-point="3" svg:d="M11591 5918l11822 4435" svg:viewBox="0 0 11823 4436">
          <text:p/>
        </draw:connector>
        <draw:connector draw:style-name="gr140" draw:text-style-name="P42" draw:layer="layout" draw:type="line" svg:x1="25.22cm" svg:y1="15.397cm" svg:x2="25.114cm" svg:y2="11.227cm" draw:start-shape="id106" draw:start-glue-point="0" draw:end-shape="id103" draw:end-glue-point="2" svg:d="M25220 15397l-106-4170" svg:viewBox="0 0 107 4171">
          <text:p/>
        </draw:connector>
        <draw:connector draw:style-name="gr141" draw:text-style-name="P42" draw:layer="layout" draw:type="line" svg:x1="17.771cm" svg:y1="12.622cm" svg:x2="23.413cm" svg:y2="10.353cm" draw:start-shape="id113" draw:start-glue-point="3" draw:end-shape="id103" draw:end-glue-point="3" svg:d="M17771 12622l5642-2269" svg:viewBox="0 0 5643 2270">
          <text:p/>
        </draw:connector>
        <draw:connector draw:style-name="gr125" draw:text-style-name="P42" draw:layer="layout" draw:type="line" svg:x1="3.486cm" svg:y1="11.904cm" svg:x2="7.684cm" svg:y2="9.429cm" draw:start-shape="id109" draw:start-glue-point="0" draw:end-shape="id116" draw:end-glue-point="2" svg:d="M3486 11904l4198-2475" svg:viewBox="0 0 4199 2476">
          <text:p/>
        </draw:connector>
        <draw:connector draw:style-name="gr142" draw:text-style-name="P42" draw:layer="layout" draw:type="line" svg:x1="19.242cm" svg:y1="19.758cm" svg:x2="7.684cm" svg:y2="9.429cm" draw:start-shape="id112" draw:start-glue-point="3" draw:end-shape="id116" draw:end-glue-point="2" svg:d="M19242 19758l-11558-10329" svg:viewBox="0 0 11559 10330">
          <text:p/>
        </draw:connector>
        <draw:connector draw:style-name="gr143" draw:text-style-name="P42" draw:layer="layout" draw:type="line" svg:x1="3.823cm" svg:y1="3.683cm" svg:x2="7.684cm" svg:y2="7.906cm" draw:start-shape="id117" draw:start-glue-point="2" draw:end-shape="id116" draw:end-glue-point="0" svg:d="M3823 3683l3861 4223" svg:viewBox="0 0 3862 4224">
          <text:p/>
        </draw:connector>
        <draw:connector draw:style-name="gr103" draw:text-style-name="P42" xml:id="id114" draw:id="id114" draw:layer="layout" draw:type="line" svg:x1="6.853cm" svg:y1="14.425cm" svg:x2="7.684cm" svg:y2="9.429cm" draw:end-shape="id116" draw:end-glue-point="2" svg:d="M6853 14425l831-4996" svg:viewBox="0 0 832 4997">
          <text:p/>
        </draw:connector>
        <draw:connector draw:style-name="gr144" draw:text-style-name="P44" draw:layer="layout" draw:type="line" svg:x1="12.318cm" svg:y1="16.336cm" svg:x2="7.684cm" svg:y2="9.429cm" draw:start-shape="id118" draw:start-glue-point="0" draw:end-shape="id116" draw:end-glue-point="2" svg:d="M12318 16336l-4634-6907" svg:viewBox="0 0 4635 6908">
          <text:p/>
        </draw:connector>
        <draw:custom-shape draw:style-name="gr145" draw:text-style-name="P41" xml:id="id116" draw:id="id116" draw:layer="layout" svg:width="3.16cm" svg:height="1.523cm" svg:x="6.104cm" svg:y="7.906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1" xml:id="id115" draw:id="id115" draw:layer="layout" svg:width="3.16cm" svg:height="1.51cm" svg:x="8.431cm" svg:y="5.163cm">
          <text:p text:style-name="P3"><text:span text:style-name="T29">Pollen</text:span></text:p>
          <text:p text:style-name="P3"><text:span text:style-name="T2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42" draw:layer="layout" draw:type="line" svg:x1="2.661cm" svg:y1="17.018cm" svg:x2="17.487cm" svg:y2="3.662cm" draw:start-shape="id110" draw:start-glue-point="0" draw:end-shape="id107" draw:end-glue-point="2" svg:d="M2661 17018l14826-13356" svg:viewBox="0 0 14827 13357">
          <text:p/>
        </draw:connector>
        <draw:custom-shape draw:style-name="gr148" draw:text-style-name="P41" xml:id="id106" draw:id="id106" draw:layer="layout" svg:width="3.16cm" svg:height="1.464cm" svg:x="23.64cm" svg:y="15.397cm">
          <text:p text:style-name="P3"><text:span text:style-name="T29">Plant </text:span></text:p>
          <text:p text:style-name="P3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41" xml:id="id112" draw:id="id112" draw:layer="layout" svg:width="3.16cm" svg:height="1.41cm" svg:x="19.242cm" svg:y="19.053cm">
          <text:p text:style-name="P3"><text:span text:style-name="T29">Distance</text:span></text:p>
          <text:p text:style-name="P3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4" draw:layer="layout" draw:type="line" svg:x1="7.684cm" svg:y1="7.906cm" svg:x2="10.011cm" svg:y2="6.673cm" draw:start-shape="id116" draw:start-glue-point="0" draw:end-shape="id115" draw:end-glue-point="2" svg:d="M7684 7906l2327-1233" svg:viewBox="0 0 2328 1234">
          <text:p/>
        </draw:connector>
        <draw:connector draw:style-name="gr151" draw:text-style-name="P42" draw:layer="layout" draw:type="line" svg:x1="19.242cm" svg:y1="19.758cm" svg:x2="14.068cm" svg:y2="17.103cm" draw:start-shape="id112" draw:start-glue-point="3" draw:end-shape="id118" draw:end-glue-point="1" svg:d="M19242 19758l-5174-2655" svg:viewBox="0 0 5175 2656">
          <text:p/>
        </draw:connector>
        <draw:connector draw:style-name="gr152" draw:text-style-name="P45" draw:layer="layout" draw:type="line" svg:x1="10.011cm" svg:y1="5.163cm" svg:x2="9.345cm" svg:y2="2.623cm" draw:start-shape="id115" draw:start-glue-point="0" draw:end-shape="id108" draw:end-glue-point="2" svg:d="M10011 5163l-666-2540" svg:viewBox="0 0 667 2541">
          <text:p/>
        </draw:connector>
        <draw:connector draw:style-name="gr152" draw:text-style-name="P46" draw:layer="layout" draw:type="line" svg:x1="11.591cm" svg:y1="5.918cm" svg:x2="17.487cm" svg:y2="3.662cm" draw:start-shape="id115" draw:start-glue-point="1" draw:end-shape="id107" draw:end-glue-point="2" svg:d="M11591 5918l5896-2256" svg:viewBox="0 0 5897 2257">
          <text:p/>
        </draw:connector>
        <draw:custom-shape draw:style-name="gr153" draw:text-style-name="P47" xml:id="id118" draw:id="id118" draw:layer="layout" svg:width="3.499cm" svg:height="1.534cm" svg:x="10.569cm" svg:y="16.336cm">
          <text:p text:style-name="P37"><text:span text:style-name="T30">Flower </text:span></text:p>
          <text:p text:style-name="P37"><text:span text:style-name="T3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4" draw:text-style-name="P44" draw:layer="layout" draw:type="line" svg:x1="19.35cm" svg:y1="12.014cm" svg:x2="17.487cm" svg:y2="3.662cm" draw:start-shape="id113" draw:start-glue-point="0" draw:end-shape="id107" draw:end-glue-point="2" svg:d="M19350 12014l-1863-8352" svg:viewBox="0 0 1864 8353">
          <text:p/>
        </draw:connector>
        <draw:connector draw:style-name="gr155" draw:text-style-name="P45" draw:layer="layout" draw:type="line" svg:x1="17.771cm" svg:y1="12.622cm" svg:x2="11.039cm" svg:y2="1.861cm" draw:start-shape="id113" draw:end-shape="id108" svg:d="M17771 12622l-6732-10761" svg:viewBox="0 0 6733 10762">
          <text:p/>
        </draw:connector>
        <draw:connector draw:style-name="gr139" draw:text-style-name="P44" draw:layer="layout" draw:type="line" svg:x1="25.22cm" svg:y1="15.397cm" svg:x2="19.35cm" svg:y2="13.231cm" draw:start-shape="id106" draw:start-glue-point="0" draw:end-shape="id113" draw:end-glue-point="2" svg:d="M25220 15397l-5870-2166" svg:viewBox="0 0 5871 2167">
          <text:p/>
        </draw:connector>
        <draw:connector draw:style-name="gr150" draw:text-style-name="P45" draw:layer="layout" draw:type="line" svg:x1="20.822cm" svg:y1="19.053cm" svg:x2="19.35cm" svg:y2="13.231cm" draw:start-shape="id112" draw:start-glue-point="0" draw:end-shape="id113" draw:end-glue-point="2" svg:d="M20822 19053l-1472-5822" svg:viewBox="0 0 1473 5823">
          <text:p/>
        </draw:connector>
        <draw:custom-shape draw:style-name="gr156" draw:text-style-name="P48" xml:id="id104" draw:id="id104" draw:layer="layout" svg:width="3.713cm" svg:height="1.634cm" svg:x="20.294cm" svg:y="4.436cm">
          <text:p text:style-name="P37"><text:span text:style-name="T31">Flowers per</text:span></text:p>
          <text:p text:style-name="P37"><text:span text:style-name="T31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12" draw:layer="layout" draw:type="line" svg:x1="19.35cm" svg:y1="12.014cm" svg:x2="22.15cm" svg:y2="6.07cm" draw:start-shape="id113" draw:start-glue-point="0" draw:end-shape="id104" draw:end-glue-point="2" svg:d="M19350 12014l2800-5944" svg:viewBox="0 0 2801 5945">
          <text:p/>
        </draw:connector>
        <draw:connector draw:style-name="gr158" draw:text-style-name="P12" draw:layer="layout" draw:type="line" svg:x1="4.241cm" svg:y1="17.649cm" svg:x2="20.294cm" svg:y2="5.253cm" draw:start-shape="id110" draw:start-glue-point="1" draw:end-shape="id104" draw:end-glue-point="3" svg:d="M4241 17649l16053-12396" svg:viewBox="0 0 16054 12397">
          <text:p/>
        </draw:connector>
        <draw:custom-shape draw:style-name="gr159" draw:text-style-name="P47" xml:id="id113" draw:id="id113" draw:layer="layout" svg:width="3.159cm" svg:height="1.217cm" svg:x="17.771cm" svg:y="12.014cm">
          <text:p text:style-name="P37"><text:span text:style-name="T3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94" draw:text-style-name="P35" xml:id="id119" draw:id="id119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1" draw:id="id121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2" draw:id="id122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3" draw:id="id123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19" draw:start-glue-point="1" draw:end-shape="id120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21" draw:start-glue-point="1" draw:end-shape="id120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22" draw:start-glue-point="1" draw:end-shape="id120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23" draw:start-glue-point="1" draw:end-shape="id120" draw:end-glue-point="8" svg:d="M5349 11692l3502-5718" svg:viewBox="0 0 3503 5719">
          <text:p/>
        </draw:connector>
        <draw:custom-shape draw:style-name="gr94" draw:text-style-name="P35" xml:id="id124" draw:id="id124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24" draw:start-glue-point="1" draw:end-shape="id120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19" draw:start-glue-point="1" draw:end-shape="id125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21" draw:start-glue-point="1" draw:end-shape="id125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22" draw:start-glue-point="1" draw:end-shape="id125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23" draw:start-glue-point="1" draw:end-shape="id125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24" draw:start-glue-point="1" draw:end-shape="id125" draw:end-glue-point="4" svg:d="M5329 12992l3622 1682" svg:viewBox="0 0 3623 1683">
          <text:p/>
        </draw:connector>
        <draw:custom-shape draw:style-name="gr161" draw:text-style-name="P49" xml:id="id120" draw:id="id120" draw:layer="layout" svg:width="3.3cm" svg:height="1.6cm" svg:x="7.201cm" svg:y="4.374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25" draw:id="id125" draw:layer="layout" svg:width="3.3cm" svg:height="1.6cm" svg:x="7.301cm" svg:y="14.674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27" draw:id="id127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6" draw:id="id126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25" draw:end-shape="id126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20" draw:start-glue-point="4" draw:end-shape="id127" draw:end-glue-point="2" svg:d="M8851 4374l-14-1236" svg:viewBox="0 0 15 1237">
          <text:p/>
        </draw:connector>
        <draw:custom-shape draw:style-name="gr161" draw:text-style-name="P49" xml:id="id128" draw:id="id128" draw:layer="layout" svg:width="3.3cm" svg:height="1.6cm" svg:x="11.401cm" svg:y="9.574cm">
          <text:p text:style-name="P3"><text:span text:style-name="T32">Pollination</text:span></text:p>
          <text:p text:style-name="P3"><text:span text:style-name="T32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20" draw:start-glue-point="9" draw:end-shape="id128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25" draw:start-glue-point="11" draw:end-shape="id128" draw:end-glue-point="7" svg:d="M10118 14908l1766-3968" svg:viewBox="0 0 1767 3969">
          <text:p/>
        </draw:connector>
        <draw:custom-shape draw:style-name="gr162" draw:text-style-name="P35" xml:id="id129" draw:id="id129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28" draw:start-glue-point="4" draw:end-shape="id129" draw:end-glue-point="2" svg:d="M13051 9574l-36-3000" svg:viewBox="0 0 37 3001">
          <text:p/>
        </draw:connector>
        <draw:custom-shape draw:style-name="gr161" draw:text-style-name="P49" xml:id="id130" draw:id="id130" draw:layer="layout" svg:width="3.3cm" svg:height="1.6cm" svg:x="16.001cm" svg:y="3.974cm">
          <text:p text:style-name="P3"><text:span text:style-name="T32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31" draw:id="id131" draw:layer="layout" svg:width="3.3cm" svg:height="1.6cm" svg:x="16.001cm" svg:y="7.974cm">
          <text:p text:style-name="P3"><text:span text:style-name="T32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32" draw:id="id132" draw:layer="layout" svg:width="3.3cm" svg:height="1.6cm" svg:x="16.001cm" svg:y="11.374cm">
          <text:p text:style-name="P3"><text:span text:style-name="T32">Flower </text:span></text:p>
          <text:p text:style-name="P3"><text:span text:style-name="T32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34" draw:id="id134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3" draw:id="id133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5" draw:id="id135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6" draw:id="id136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4" draw:text-style-name="P35" xml:id="id137" draw:id="id137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28" draw:start-glue-point="11" draw:end-shape="id130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28" draw:start-glue-point="10" draw:end-shape="id131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28" draw:start-glue-point="9" draw:end-shape="id132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33" draw:start-glue-point="1" draw:end-shape="id134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30" draw:start-glue-point="10" draw:end-shape="id135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31" draw:start-glue-point="10" draw:end-shape="id136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32" draw:start-glue-point="10" draw:end-shape="id137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35" draw:start-glue-point="2" draw:end-shape="id136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34" draw:start-glue-point="1" draw:end-shape="id135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34" draw:start-glue-point="1" draw:end-shape="id136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34" draw:start-glue-point="0" draw:end-shape="id137" draw:end-glue-point="2" svg:d="M22765 17510v-2068h-14v-2068" svg:viewBox="0 0 15 4137">
          <text:p/>
        </draw:connector>
        <draw:custom-shape draw:style-name="gr16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19" draw:start-glue-point="1" draw:end-shape="id133" svg:d="M5349 7752l10952 10322" svg:viewBox="0 0 10953 10323">
          <text:p/>
        </draw:connector>
        <draw:custom-shape draw:style-name="gr167" draw:text-style-name="P35" xml:id="id138" draw:id="id138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34" draw:start-glue-point="0" draw:end-shape="id138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38" draw:start-glue-point="3" draw:end-shape="id120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38" draw:start-glue-point="3" draw:end-shape="id125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onnector draw:style-name="gr168" draw:text-style-name="P36" draw:layer="layout" draw:type="line" svg:x1="4cm" svg:y1="12.081cm" svg:x2="19.672cm" svg:y2="4.2cm" draw:start-shape="id139" draw:start-glue-point="1" draw:end-shape="id140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41" draw:id="id141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43" draw:id="id143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39" draw:id="id139" draw:layer="layout" svg:width="2.528cm" svg:height="1.163cm" svg:x="1.472cm" svg:y="11.5cm">
          <text:p text:style-name="P3"><text:span text:style-name="T23">Bay</text:span></text:p>
          <text:p text:style-name="P3"><text:span text:style-name="T23">Centr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1" draw:start-glue-point="0" draw:end-shape="id142" draw:end-glue-point="1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4.029cm" svg:y1="7.295cm" svg:x2="10.6cm" svg:y2="11.7cm" draw:start-shape="id143" draw:start-glue-point="1" draw:end-shape="id142" draw:end-glue-point="6" svg:d="M4029 7295l6571 4405" svg:viewBox="0 0 6572 4406">
          <text:p text:style-name="P3"><text:span text:style-name="T15">3.9</text:span></text:p>
        </draw:connector>
        <draw:connector draw:style-name="gr168" draw:text-style-name="P36" draw:layer="layout" draw:type="line" svg:x1="4cm" svg:y1="12.081cm" svg:x2="11.083cm" svg:y2="12.266cm" draw:start-shape="id139" draw:start-glue-point="1" draw:end-shape="id142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46" draw:id="id146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41" draw:start-glue-point="3" draw:end-shape="id144" draw:end-glue-point="2" svg:d="M21300 18582l-6883-846" svg:viewBox="0 0 6884 847">
          <text:p text:style-name="P3"><text:span text:style-name="T15">-4.4</text:span></text:p>
        </draw:connector>
        <draw:connector draw:style-name="gr168" draw:text-style-name="P36" draw:layer="layout" draw:type="line" svg:x1="4cm" svg:y1="12.081cm" svg:x2="6.5cm" svg:y2="16.4cm" draw:start-shape="id139" draw:start-glue-point="1" draw:end-shape="id145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39" draw:layer="layout" draw:type="line" svg:x1="15.636cm" svg:y1="19.4cm" svg:x2="14.417cm" svg:y2="17.736cm" draw:start-shape="id146" draw:start-glue-point="0" draw:end-shape="id144" draw:end-glue-point="2" svg:d="M15636 19400l-1219-1664" svg:viewBox="0 0 1220 1665">
          <text:p text:style-name="P3"><text:span text:style-name="T27">0.1</text:span></text:p>
        </draw:connector>
        <draw:connector draw:style-name="gr169" draw:text-style-name="P39" draw:layer="layout" draw:type="line" svg:x1="12.25cm" svg:y1="10.9cm" svg:x2="11.05cm" svg:y2="5.6cm" draw:start-shape="id142" draw:start-glue-point="4" draw:end-shape="id147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51" draw:id="id151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50" draw:id="id150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39" draw:layer="layout" draw:type="line" svg:x1="12.217cm" svg:y1="4.234cm" svg:x2="14.778cm" svg:y2="2.606cm" draw:start-shape="id147" draw:start-glue-point="11" draw:end-shape="id148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47" draw:start-glue-point="10" draw:end-shape="id140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47" draw:start-glue-point="10" draw:end-shape="id149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50" draw:start-glue-point="3" draw:end-shape="id151" draw:end-glue-point="1" svg:d="M23924 11400l-4044 201" svg:viewBox="0 0 4045 202">
          <text:p text:style-name="P3"><text:span text:style-name="T15">-13.2</text:span></text:p>
        </draw:connector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41" draw:start-glue-point="0" draw:end-shape="id150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52" draw:start-glue-point="3" draw:end-shape="id145" draw:end-glue-point="10" svg:d="M13600 15800l-3800 600" svg:viewBox="0 0 3801 601">
          <text:p text:style-name="P3"><text:span text:style-name="T15">3.6</text:span></text:p>
        </draw:connector>
        <draw:connector draw:style-name="gr170" draw:text-style-name="P36" draw:layer="layout" draw:type="line" svg:x1="22.564cm" svg:y1="18cm" svg:x2="18.616cm" svg:y2="12.183cm" draw:start-shape="id141" draw:start-glue-point="0" draw:end-shape="id151" draw:end-glue-point="2" svg:d="M22564 18000l-3948-5817" svg:viewBox="0 0 3949 5818">
          <text:p text:style-name="P3"><text:span text:style-name="T15">5.4</text:span></text:p>
        </draw:connector>
        <draw:connector draw:style-name="gr168" draw:text-style-name="P36" draw:layer="layout" draw:type="line" svg:x1="4cm" svg:y1="12.081cm" svg:x2="15cm" svg:y2="15.2cm" draw:start-shape="id139" draw:start-glue-point="1" draw:end-shape="id152" draw:end-glue-point="0" svg:d="M4000 12081l11000 3119" svg:viewBox="0 0 11001 3120">
          <text:p text:style-name="P3"><text:span text:style-name="T15">-2.1</text:span></text:p>
        </draw:connector>
        <draw:custom-shape draw:style-name="gr94" draw:text-style-name="P35" xml:id="id153" draw:id="id153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53" draw:start-glue-point="1" draw:end-shape="id152" draw:end-glue-point="0" svg:d="M5028 3182l9972 12018" svg:viewBox="0 0 9973 12019">
          <text:p text:style-name="P3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41" draw:start-glue-point="3" draw:end-shape="id152" draw:end-glue-point="1" svg:d="M21300 18582l-4900-2782" svg:viewBox="0 0 4901 2783">
          <text:p text:style-name="P3"><text:span text:style-name="T15">8.7</text:span></text:p>
        </draw:connector>
        <draw:connector draw:style-name="gr75" draw:text-style-name="P36" xml:id="id144" draw:id="id144" draw:layer="layout" draw:type="line" svg:x1="14.417cm" svg:y1="17.736cm" svg:x2="9.317cm" svg:y2="16.966cm" draw:end-shape="id145" draw:end-glue-point="9" svg:d="M14417 17736l-5100-770" svg:viewBox="0 0 5101 771">
          <text:p text:style-name="P3"><text:span text:style-name="T15">2.2</text:span></text:p>
        </draw:connector>
        <draw:connector draw:style-name="gr168" draw:text-style-name="P36" draw:layer="layout" draw:type="line" svg:x1="4cm" svg:y1="12.081cm" svg:x2="9.4cm" svg:y2="4.8cm" draw:start-shape="id139" draw:start-glue-point="1" draw:end-shape="id147" draw:end-glue-point="6" svg:d="M4000 12081l5400-7281" svg:viewBox="0 0 5401 7282">
          <text:p text:style-name="P3"><text:span text:style-name="T15">-4.5</text:span></text:p>
        </draw:connector>
        <draw:connector draw:style-name="gr170" draw:text-style-name="P36" draw:layer="layout" draw:type="line" svg:x1="21.3cm" svg:y1="18.582cm" svg:x2="12.217cm" svg:y2="5.366cm" draw:start-shape="id141" draw:start-glue-point="3" draw:end-shape="id147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51" draw:start-glue-point="0" draw:end-shape="id149" draw:end-glue-point="2" svg:d="M18616 11019l4820-3419" svg:viewBox="0 0 4821 3420">
          <text:p text:style-name="P3"><text:span text:style-name="T15">19.9</text:span></text:p>
        </draw:connector>
        <draw:custom-shape draw:style-name="gr171" draw:text-style-name="P38" xml:id="id152" draw:id="id152" draw:layer="layout" svg:width="2.8cm" svg:height="1.2cm" svg:x="13.6cm" svg:y="15.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22.172cm" svg:y2="7cm" draw:start-shape="id139" draw:start-glue-point="1" draw:end-shape="id149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41" draw:start-glue-point="0" draw:end-shape="id149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43" draw:start-glue-point="1" draw:end-shape="id149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51" draw:start-glue-point="0" draw:end-shape="id140" draw:end-glue-point="2" svg:d="M18616 11019l2320-6219" svg:viewBox="0 0 2321 6220">
          <text:p text:style-name="P3"><text:span text:style-name="T15">5.6</text:span></text:p>
        </draw:connector>
        <draw:connector draw:style-name="gr172" draw:text-style-name="P36" draw:layer="layout" draw:type="line" svg:x1="18.616cm" svg:y1="11.019cm" svg:x2="14.778cm" svg:y2="2.606cm" draw:start-shape="id151" draw:start-glue-point="0" draw:end-shape="id148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53" draw:start-glue-point="1" draw:end-shape="id148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50" draw:start-glue-point="3" draw:end-shape="id148" draw:end-glue-point="2" svg:d="M23924 11400l-9146-8794" svg:viewBox="0 0 9147 8795">
          <text:p text:style-name="P3"><text:span text:style-name="T15">2.9</text:span></text:p>
        </draw:connector>
        <draw:custom-shape draw:style-name="gr173" draw:text-style-name="P50" xml:id="id147" draw:id="id147" draw:layer="layout" svg:width="3.3cm" svg:height="1.6cm" svg:x="9.4cm" svg:y="4cm">
          <text:p text:style-name="P37"><text:span text:style-name="T33">Pollination</text:span></text:p>
          <text:p text:style-name="P37"><text:span text:style-name="T33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45" draw:id="id145" draw:layer="layout" svg:width="3.3cm" svg:height="1.6cm" svg:x="6.5cm" svg:y="15.6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42" draw:id="id142" draw:layer="layout" svg:width="3.3cm" svg:height="1.6cm" svg:x="10.6cm" svg:y="10.9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" draw:text-style-name="P36" draw:layer="layout" draw:type="line" svg:x1="8.15cm" svg:y1="15.6cm" svg:x2="11.05cm" svg:y2="5.6cm" draw:start-shape="id145" draw:start-glue-point="4" draw:end-shape="id147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49" draw:id="id149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54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54" draw:end-glue-point="2" svg:d="M18616 11019l4820-3419" svg:viewBox="0 0 4821 3420">
          <text:p text:style-name="P3"><text:span text:style-name="T15">19.9</text:span></text:p>
        </draw:connector>
        <draw:connector draw:style-name="gr168" draw:text-style-name="P36" draw:layer="layout" draw:type="line" svg:x1="4cm" svg:y1="12.081cm" svg:x2="22.172cm" svg:y2="7cm" draw:end-shape="id154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54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54" draw:end-glue-point="3" svg:d="M4029 7295l18143-295" svg:viewBox="0 0 18144 296">
          <text:p text:style-name="P3"><text:span text:style-name="T15">-3.2</text:span></text:p>
        </draw:connector>
        <draw:connector draw:style-name="gr75" draw:text-style-name="P36" draw:layer="layout" draw:type="line" svg:x1="23.436cm" svg:y1="6.4cm" svg:x2="22.2cm" svg:y2="4.2cm" draw:start-shape="id154" draw:start-glue-point="0" draw:end-shape="id140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4" draw:id="id154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0" draw:id="id140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19.672cm" svg:y2="4.2cm" draw:end-shape="id155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55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55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55" draw:start-glue-point="3" draw:end-shape="id148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55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5" draw:id="id155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8" draw:id="id148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43" draw:start-glue-point="1" draw:end-shape="id145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56" draw:id="id156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56" draw:start-glue-point="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21.3cm" svg:y1="18.582cm" svg:x2="14.417cm" svg:y2="17.736cm" draw:start-shape="id156" draw:start-glue-point="3" svg:d="M21300 18582l-6883-846" svg:viewBox="0 0 6884 84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56" draw:start-glue-point="0" svg:d="M22564 18000l2624-5900" svg:viewBox="0 0 2625 5901">
          <text:p text:style-name="P3"><text:span text:style-name="T15">5.2</text:span></text:p>
        </draw:connector>
        <draw:connector draw:style-name="gr170" draw:text-style-name="P36" draw:layer="layout" draw:type="line" svg:x1="22.564cm" svg:y1="18cm" svg:x2="18.616cm" svg:y2="12.183cm" draw:start-shape="id156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56" draw:start-glue-point="3" svg:d="M21300 18582l-4900-2782" svg:viewBox="0 0 4901 2783">
          <text:p text:style-name="P3"><text:span text:style-name="T15">8.7</text:span></text:p>
        </draw:connector>
        <draw:connector draw:style-name="gr170" draw:text-style-name="P36" draw:layer="layout" draw:type="line" svg:x1="21.3cm" svg:y1="18.582cm" svg:x2="12.217cm" svg:y2="5.366cm" draw:start-shape="id156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56" draw:start-glue-point="0" svg:d="M22564 18000l872-10400" svg:viewBox="0 0 873 10401">
          <text:p text:style-name="P3"><text:span text:style-name="T15">-5.3</text:span></text:p>
        </draw:connector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onnector draw:style-name="gr175" draw:text-style-name="P12" draw:layer="layout" draw:type="line" svg:x1="15.636cm" svg:y1="18.8cm" svg:x2="13.69cm" svg:y2="2.42cm" draw:start-shape="id157" draw:start-glue-point="0" draw:end-shape="id158" draw:end-glue-point="2" svg:d="M15636 18800l-1946-16380" svg:viewBox="0 0 1947 16381">
          <text:p/>
        </draw:connector>
        <draw:connector draw:style-name="gr176" draw:text-style-name="P12" draw:layer="layout" draw:type="line" svg:x1="19.7cm" svg:y1="11.018cm" svg:x2="25.1cm" svg:y2="4.8cm" draw:start-shape="id159" draw:start-glue-point="1" draw:end-shape="id160" draw:end-glue-point="2" svg:d="M19700 11018l5400-6218" svg:viewBox="0 0 5401 6219">
          <text:p/>
        </draw:connector>
        <draw:connector draw:style-name="gr177" draw:text-style-name="P12" draw:layer="layout" draw:type="line" svg:x1="4cm" svg:y1="12.663cm" svg:x2="23.4cm" svg:y2="4.05cm" draw:end-shape="id160" draw:end-glue-point="3" svg:d="M4000 12663l19400-8613" svg:viewBox="0 0 19401 8614">
          <text:p/>
        </draw:connector>
        <draw:connector draw:style-name="gr178" draw:text-style-name="P42" draw:layer="layout" draw:type="line" svg:x1="5.028cm" svg:y1="3.182cm" svg:x2="13.383cm" svg:y2="14.45cm" draw:start-shape="id161" draw:start-glue-point="1" draw:end-shape="id162" draw:end-glue-point="0" svg:d="M5028 3182l8355 11268" svg:viewBox="0 0 8356 11269">
          <text:p/>
        </draw:connector>
        <draw:connector draw:style-name="gr179" draw:text-style-name="P42" draw:layer="layout" draw:type="line" svg:x1="22.578cm" svg:y1="18.114cm" svg:x2="25.28cm" svg:y2="9.713cm" draw:start-shape="id163" draw:start-glue-point="0" draw:end-shape="id164" draw:end-glue-point="2" svg:d="M22578 18114l2702-8401" svg:viewBox="0 0 2703 8402">
          <text:p/>
        </draw:connector>
        <draw:connector draw:style-name="gr180" draw:text-style-name="P42" draw:layer="layout" draw:type="line" svg:x1="4.029cm" svg:y1="6.9cm" svg:x2="11.4cm" svg:y2="10.7cm" draw:start-shape="id165" draw:start-glue-point="1" draw:end-shape="id166" draw:end-glue-point="3" svg:d="M4029 6900l7371 3800" svg:viewBox="0 0 7372 3801">
          <text:p/>
        </draw:connector>
        <draw:connector draw:style-name="gr181" draw:text-style-name="P42" draw:layer="layout" draw:type="line" svg:x1="4cm" svg:y1="12.663cm" svg:x2="11.4cm" svg:y2="10.7cm" draw:end-shape="id166" svg:d="M4000 12663l7400-1963" svg:viewBox="0 0 7401 1964">
          <text:p/>
        </draw:connector>
        <draw:custom-shape draw:style-name="gr182" draw:text-style-name="P41" xml:id="id157" draw:id="id157" draw:layer="layout" svg:width="2.528cm" svg:height="1.564cm" svg:x="14.372cm" svg:y="18.8cm">
          <text:p text:style-name="P3"><text:span text:style-name="T29">Tent</text:span></text:p>
          <text:p text:style-name="P3"><text:span text:style-name="T29">Stocking</text:span></text:p>
          <draw:enhanced-geometry svg:viewBox="0 0 21600 21600" draw:type="rectangle" draw:enhanced-path="M 0 0 L 21600 0 21600 21600 0 21600 0 0 Z N"/>
        </draw:custom-shape>
        <draw:connector draw:style-name="gr183" draw:text-style-name="P42" draw:layer="layout" draw:type="line" svg:x1="21.078cm" svg:y1="18.846cm" svg:x2="13.509cm" svg:y2="17.556cm" draw:start-shape="id163" draw:start-glue-point="3" draw:end-shape="id167" draw:end-glue-point="2" svg:d="M21078 18846l-7569-1290" svg:viewBox="0 0 7570 1291">
          <text:p/>
        </draw:connector>
        <draw:connector draw:style-name="gr125" draw:text-style-name="P42" draw:layer="layout" draw:type="line" svg:x1="4cm" svg:y1="12.663cm" svg:x2="6.6cm" svg:y2="16.2cm" draw:end-shape="id168" draw:end-glue-point="3" svg:d="M4000 12663l2600 3537" svg:viewBox="0 0 2601 3538">
          <text:p/>
        </draw:connector>
        <draw:connector draw:style-name="gr152" draw:text-style-name="P44" draw:layer="layout" draw:type="line" svg:x1="15.636cm" svg:y1="18.8cm" svg:x2="13.509cm" svg:y2="17.556cm" draw:start-shape="id157" draw:start-glue-point="0" draw:end-shape="id167" draw:end-glue-point="2" svg:d="M15636 18800l-2127-1244" svg:viewBox="0 0 2128 1245">
          <text:p/>
        </draw:connector>
        <draw:connector draw:style-name="gr131" draw:text-style-name="P44" draw:layer="layout" draw:type="line" svg:x1="13.05cm" svg:y1="9.8cm" svg:x2="10.05cm" svg:y2="5.1cm" draw:start-shape="id166" draw:start-glue-point="0" draw:end-shape="id169" draw:end-glue-point="2" svg:d="M13050 9800l-3000-4700" svg:viewBox="0 0 3001 4701">
          <text:p/>
        </draw:connector>
        <draw:connector draw:style-name="gr184" draw:text-style-name="P44" draw:layer="layout" draw:type="line" svg:x1="11.7cm" svg:y1="4.2cm" svg:x2="13.69cm" svg:y2="2.42cm" draw:start-shape="id169" draw:start-glue-point="1" draw:end-shape="id158" draw:end-glue-point="2" svg:d="M11700 4200l1990-1780" svg:viewBox="0 0 1991 1781">
          <text:p/>
        </draw:connector>
        <draw:connector draw:style-name="gr185" draw:text-style-name="P42" draw:layer="layout" draw:type="line" svg:x1="24.324cm" svg:y1="14.4cm" svg:x2="19.7cm" svg:y2="11.018cm" draw:start-shape="id170" draw:start-glue-point="3" draw:end-shape="id159" draw:end-glue-point="1" svg:d="M24324 14400l-4624-3382" svg:viewBox="0 0 4625 3383">
          <text:p/>
        </draw:connector>
        <draw:connector draw:style-name="gr186" draw:text-style-name="P42" draw:layer="layout" draw:type="line" svg:x1="22.578cm" svg:y1="18.114cm" svg:x2="25.588cm" svg:y2="15.1cm" draw:start-shape="id163" draw:start-glue-point="0" draw:end-shape="id170" draw:end-glue-point="2" svg:d="M22578 18114l3010-3014" svg:viewBox="0 0 3011 3015">
          <text:p/>
        </draw:connector>
        <draw:connector draw:style-name="gr187" draw:text-style-name="P42" draw:layer="layout" draw:type="line" svg:x1="11.983cm" svg:y1="15.2cm" svg:x2="9.9cm" svg:y2="16.2cm" draw:start-shape="id162" draw:start-glue-point="3" draw:end-shape="id168" draw:end-glue-point="1" svg:d="M11983 15200l-2083 1000" svg:viewBox="0 0 2084 1001">
          <text:p/>
        </draw:connector>
        <draw:connector draw:style-name="gr188" draw:text-style-name="P42" draw:layer="layout" draw:type="line" svg:x1="22.578cm" svg:y1="18.114cm" svg:x2="18.25cm" svg:y2="11.6cm" draw:start-shape="id163" draw:start-glue-point="0" draw:end-shape="id159" draw:end-glue-point="2" svg:d="M22578 18114l-4328-6514" svg:viewBox="0 0 4329 6515">
          <text:p/>
        </draw:connector>
        <draw:connector draw:style-name="gr125" draw:text-style-name="P42" draw:layer="layout" draw:type="line" svg:x1="4cm" svg:y1="12.663cm" svg:x2="13.383cm" svg:y2="14.45cm" draw:end-shape="id162" draw:end-glue-point="0" svg:d="M4000 12663l9383 1787" svg:viewBox="0 0 9384 1788">
          <text:p/>
        </draw:connector>
        <draw:custom-shape draw:style-name="gr94" draw:text-style-name="P41" xml:id="id161" draw:id="id161" draw:layer="layout" svg:width="2.528cm" svg:height="1.164cm" svg:x="2.5cm" svg:y="2.6cm">
          <text:p text:style-name="P3"><text:span text:style-name="T29">Year</text:span></text:p>
          <draw:enhanced-geometry svg:viewBox="0 0 21600 21600" draw:type="rectangle" draw:enhanced-path="M 0 0 L 21600 0 21600 21600 0 21600 0 0 Z N"/>
        </draw:custom-shape>
        <draw:connector draw:style-name="gr189" draw:text-style-name="P42" draw:layer="layout" draw:type="line" svg:x1="21.078cm" svg:y1="18.846cm" svg:x2="14.783cm" svg:y2="15.2cm" draw:start-shape="id163" draw:start-glue-point="3" draw:end-shape="id162" draw:end-glue-point="1" svg:d="M21078 18846l-6295-3646" svg:viewBox="0 0 6296 3647">
          <text:p/>
        </draw:connector>
        <draw:connector draw:style-name="gr103" draw:text-style-name="P42" xml:id="id167" draw:id="id167" draw:layer="layout" draw:type="line" svg:x1="13.509cm" svg:y1="17.556cm" svg:x2="9.9cm" svg:y2="16.2cm" draw:end-shape="id168" draw:end-glue-point="1" svg:d="M13509 17556l-3609-1356" svg:viewBox="0 0 3610 1357">
          <text:p/>
        </draw:connector>
        <draw:connector draw:style-name="gr183" draw:text-style-name="P42" draw:layer="layout" draw:type="line" svg:x1="4cm" svg:y1="12.663cm" svg:x2="8.4cm" svg:y2="4.2cm" draw:end-shape="id169" draw:end-glue-point="3" svg:d="M4000 12663l4400-8463" svg:viewBox="0 0 4401 8464">
          <text:p/>
        </draw:connector>
        <draw:connector draw:style-name="gr190" draw:text-style-name="P42" draw:layer="layout" draw:type="line" svg:x1="19.7cm" svg:y1="11.018cm" svg:x2="23.753cm" svg:y2="9cm" draw:start-shape="id159" draw:start-glue-point="1" draw:end-shape="id164" draw:end-glue-point="3" svg:d="M19700 11018l4053-2018" svg:viewBox="0 0 4054 2019">
          <text:p/>
        </draw:connector>
        <draw:custom-shape draw:style-name="gr191" draw:text-style-name="P47" xml:id="id162" draw:id="id162" draw:layer="layout" svg:width="2.8cm" svg:height="1.5cm" svg:x="11.983cm" svg:y="14.45cm">
          <text:p text:style-name="P37"><text:span text:style-name="T30">Flower </text:span></text:p>
          <text:p text:style-name="P37"><text:span text:style-name="T30">Density</text:span></text:p>
          <draw:enhanced-geometry svg:viewBox="0 0 21600 21600" draw:type="rectangle" draw:enhanced-path="M 0 0 L 21600 0 21600 21600 0 21600 0 0 Z N"/>
        </draw:custom-shape>
        <draw:connector draw:style-name="gr192" draw:text-style-name="P42" draw:layer="layout" draw:type="line" svg:x1="18.25cm" svg:y1="10.436cm" svg:x2="20.499cm" svg:y2="2.913cm" draw:start-shape="id159" draw:start-glue-point="0" draw:end-shape="id171" draw:end-glue-point="2" svg:d="M18250 10436l2249-7523" svg:viewBox="0 0 2250 7524">
          <text:p/>
        </draw:connector>
        <draw:connector draw:style-name="gr193" draw:text-style-name="P42" draw:layer="layout" draw:type="line" svg:x1="18.25cm" svg:y1="10.436cm" svg:x2="13.69cm" svg:y2="2.42cm" draw:start-shape="id159" draw:start-glue-point="0" draw:end-shape="id158" draw:end-glue-point="2" svg:d="M18250 10436l-4560-8016" svg:viewBox="0 0 4561 8017">
          <text:p/>
        </draw:connector>
        <draw:connector draw:style-name="gr187" draw:text-style-name="P42" draw:layer="layout" draw:type="line" svg:x1="5.028cm" svg:y1="3.182cm" svg:x2="12.3cm" svg:y2="1.76cm" draw:start-shape="id161" draw:start-glue-point="1" draw:end-shape="id158" draw:end-glue-point="3" svg:d="M5028 3182l7272-1422" svg:viewBox="0 0 7273 1423">
          <text:p/>
        </draw:connector>
        <draw:connector draw:style-name="gr194" draw:text-style-name="P42" draw:layer="layout" draw:type="line" svg:x1="25.588cm" svg:y1="13.7cm" svg:x2="13.69cm" svg:y2="2.42cm" draw:start-shape="id170" draw:start-glue-point="0" draw:end-shape="id158" draw:end-glue-point="2" svg:d="M25588 13700l-11898-11280" svg:viewBox="0 0 11899 11281">
          <text:p/>
        </draw:connector>
        <draw:connector draw:style-name="gr195" draw:text-style-name="P42" draw:layer="layout" draw:type="line" svg:x1="8.25cm" svg:y1="15.3cm" svg:x2="10.05cm" svg:y2="5.1cm" draw:start-shape="id168" draw:start-glue-point="0" draw:end-shape="id169" draw:end-glue-point="2" svg:d="M8250 15300l1800-10200" svg:viewBox="0 0 1801 10201">
          <text:p/>
        </draw:connector>
        <draw:connector draw:style-name="gr194" draw:text-style-name="P42" draw:layer="layout" draw:type="line" svg:x1="11.7cm" svg:y1="4.2cm" svg:x2="23.753cm" svg:y2="9cm" draw:start-shape="id169" draw:start-glue-point="1" draw:end-shape="id164" draw:end-glue-point="3" svg:d="M11700 4200l12053 4800" svg:viewBox="0 0 12054 4801">
          <text:p/>
        </draw:connector>
        <draw:connector draw:style-name="gr196" draw:text-style-name="P42" draw:layer="layout" draw:type="line" svg:x1="4cm" svg:y1="12.663cm" svg:x2="23.753cm" svg:y2="9cm" draw:end-shape="id164" draw:end-glue-point="3" svg:d="M4000 12663l19753-3663" svg:viewBox="0 0 19754 3664">
          <text:p/>
        </draw:connector>
        <draw:connector draw:style-name="gr197" draw:text-style-name="P42" draw:layer="layout" draw:type="line" svg:x1="4.029cm" svg:y1="6.9cm" svg:x2="23.753cm" svg:y2="9cm" draw:start-shape="id165" draw:start-glue-point="1" draw:end-shape="id164" draw:end-glue-point="3" svg:d="M4029 6900l19724 2100" svg:viewBox="0 0 19725 2101">
          <text:p/>
        </draw:connector>
        <draw:connector draw:style-name="gr198" draw:text-style-name="P42" draw:layer="layout" draw:type="line" svg:x1="25.28cm" svg:y1="8.288cm" svg:x2="20.499cm" svg:y2="2.913cm" draw:start-shape="id164" draw:start-glue-point="0" draw:end-shape="id171" draw:end-glue-point="2" svg:d="M25280 8288l-4781-5375" svg:viewBox="0 0 4782 5376">
          <text:p/>
        </draw:connector>
        <draw:custom-shape draw:style-name="gr199" draw:text-style-name="P41" xml:id="id164" draw:id="id164" draw:layer="layout" svg:width="3.055cm" svg:height="1.425cm" svg:x="23.753cm" svg:y="8.288cm">
          <text:p text:style-name="P3"><text:span text:style-name="T29">Flower</text:span></text:p>
          <text:p text:style-name="P3"><text:span text:style-name="T29">survival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42" draw:layer="layout" draw:type="line" svg:x1="4cm" svg:y1="12.663cm" svg:x2="20.499cm" svg:y2="2.913cm" draw:end-shape="id171" draw:end-glue-point="2" svg:d="M4000 12663l16499-9750" svg:viewBox="0 0 16500 9751">
          <text:p text:style-name="P3"><text:span text:style-name="T34"/></text:p>
          <text:p text:style-name="P3"><text:span text:style-name="T34"/></text:p>
        </draw:connector>
        <draw:connector draw:style-name="gr185" draw:text-style-name="P42" draw:layer="layout" draw:type="line" svg:x1="19.195cm" svg:y1="2.206cm" svg:x2="15.08cm" svg:y2="1.76cm" draw:start-shape="id171" draw:start-glue-point="3" draw:end-shape="id158" draw:end-glue-point="1" svg:d="M19195 2206l-4115-446" svg:viewBox="0 0 4116 447">
          <text:p/>
        </draw:connector>
        <draw:custom-shape draw:style-name="gr201" draw:text-style-name="P41" xml:id="id171" draw:id="id171" draw:layer="layout" svg:width="2.608cm" svg:height="1.413cm" svg:x="19.195cm" svg:y="1.5cm">
          <text:p text:style-name="P3"><text:span text:style-name="T29">Seeds </text:span></text:p>
          <text:p text:style-name="P3"><text:span text:style-name="T29">per pod</text:span></text:p>
          <draw:enhanced-geometry svg:viewBox="0 0 21600 21600" draw:type="rectangle" draw:enhanced-path="M 0 0 L 21600 0 21600 21600 0 21600 0 0 Z N"/>
        </draw:custom-shape>
        <draw:custom-shape draw:style-name="gr202" draw:text-style-name="P41" xml:id="id158" draw:id="id158" draw:layer="layout" svg:width="2.78cm" svg:height="1.32cm" svg:x="12.3cm" svg:y="1.1cm">
          <text:p text:style-name="P3"><text:span text:style-name="T29">Seed size</text:span></text:p>
          <draw:enhanced-geometry svg:viewBox="0 0 21600 21600" draw:type="rectangle" draw:enhanced-path="M 0 0 L 21600 0 21600 21600 0 21600 0 0 Z N"/>
        </draw:custom-shape>
        <draw:connector draw:style-name="gr185" draw:text-style-name="P42" draw:layer="layout" draw:type="line" svg:x1="2.664cm" svg:y1="7.6cm" svg:x2="8.25cm" svg:y2="15.3cm" draw:start-shape="id165" draw:start-glue-point="2" draw:end-shape="id168" draw:end-glue-point="0" svg:d="M2664 7600l5586 7700" svg:viewBox="0 0 5587 7701">
          <text:p/>
        </draw:connector>
        <draw:connector draw:style-name="gr203" draw:text-style-name="P42" draw:layer="layout" draw:type="line" svg:x1="22.578cm" svg:y1="18.114cm" svg:x2="13.05cm" svg:y2="11.6cm" draw:start-shape="id163" draw:start-glue-point="0" draw:end-shape="id166" draw:end-glue-point="2" svg:d="M22578 18114l-9528-6514" svg:viewBox="0 0 9529 6515">
          <text:p/>
        </draw:connector>
        <draw:connector draw:style-name="gr204" draw:text-style-name="P42" draw:layer="layout" draw:type="line" svg:x1="22.578cm" svg:y1="18.114cm" svg:x2="10.05cm" svg:y2="5.1cm" draw:start-shape="id163" draw:start-glue-point="0" draw:end-shape="id169" draw:end-glue-point="2" svg:d="M22578 18114l-12528-13014" svg:viewBox="0 0 12529 13015">
          <text:p/>
        </draw:connector>
        <draw:connector draw:style-name="gr103" draw:text-style-name="P42" draw:layer="layout" draw:type="line" svg:x1="11.7cm" svg:y1="4.2cm" svg:x2="19.195cm" svg:y2="2.206cm" draw:start-shape="id169" draw:start-glue-point="1" draw:end-shape="id171" draw:end-glue-point="3" svg:d="M11700 4200l7495-1994" svg:viewBox="0 0 7496 1995">
          <text:p/>
        </draw:connector>
        <draw:custom-shape draw:style-name="gr205" draw:text-style-name="P41" xml:id="id165" draw:id="id165" draw:layer="layout" svg:width="2.729cm" svg:height="1.4cm" svg:x="1.3cm" svg:y="6.2cm">
          <text:p text:style-name="P3"><text:span text:style-name="T29">Distance</text:span></text:p>
          <text:p text:style-name="P3"><text:span text:style-name="T29">from tent</text:span></text:p>
          <draw:enhanced-geometry svg:viewBox="0 0 21600 21600" draw:type="rectangle" draw:enhanced-path="M 0 0 L 21600 0 21600 21600 0 21600 0 0 Z N"/>
        </draw:custom-shape>
        <draw:custom-shape draw:style-name="gr206" draw:text-style-name="P41" xml:id="id163" draw:id="id163" draw:layer="layout" svg:width="3cm" svg:height="1.464cm" svg:x="21.078cm" svg:y="18.114cm">
          <text:p text:style-name="P3"><text:span text:style-name="T29">Distance</text:span></text:p>
          <text:p text:style-name="P3"><text:span text:style-name="T29">from Edge</text:span></text:p>
          <draw:enhanced-geometry svg:viewBox="0 0 21600 21600" draw:type="rectangle" draw:enhanced-path="M 0 0 L 21600 0 21600 21600 0 21600 0 0 Z N"/>
        </draw:custom-shape>
        <draw:custom-shape draw:style-name="gr207" draw:text-style-name="P47" xml:id="id166" draw:id="id166" draw:layer="layout" svg:width="3.3cm" svg:height="1.8cm" svg:x="11.4cm" svg:y="9.8cm">
          <text:p text:style-name="P37"><text:span text:style-name="T30">Honey bee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8" draw:text-style-name="P47" xml:id="id168" draw:id="id168" draw:layer="layout" svg:width="3.3cm" svg:height="1.8cm" svg:x="6.6cm" svg:y="15.3cm">
          <text:p text:style-name="P37"><text:span text:style-name="T30">Leafcutter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9" draw:text-style-name="P47" xml:id="id169" draw:id="id169" draw:layer="layout" svg:width="3.3cm" svg:height="1.8cm" svg:x="8.4cm" svg:y="3.3cm">
          <text:p text:style-name="P37"><text:span text:style-name="T30">Pollen</text:span></text:p>
          <text:p text:style-name="P37"><text:span text:style-name="T30">Count</text:span></text:p>
          <draw:enhanced-geometry svg:viewBox="0 0 21600 21600" draw:type="rectangle" draw:enhanced-path="M 0 0 L 21600 0 21600 21600 0 21600 0 0 Z N"/>
        </draw:custom-shape>
        <draw:connector draw:style-name="gr140" draw:text-style-name="P12" draw:layer="layout" draw:type="line" svg:x1="8.25cm" svg:y1="15.3cm" svg:x2="13.05cm" svg:y2="11.6cm" draw:start-shape="id168" draw:start-glue-point="0" draw:end-shape="id166" draw:end-glue-point="2" svg:d="M8250 15300l4800-3700" svg:viewBox="0 0 4801 3701">
          <text:p/>
        </draw:connector>
        <draw:custom-shape draw:style-name="gr210" draw:text-style-name="P41" xml:id="id160" draw:id="id160" draw:layer="layout" svg:width="3.4cm" svg:height="1.5cm" svg:x="23.4cm" svg:y="3.3cm">
          <text:p text:style-name="P3"><text:span text:style-name="T29">Flowers per</text:span></text:p>
          <text:p text:style-name="P3"><text:span text:style-name="T29">Plant</text:span></text:p>
          <draw:enhanced-geometry svg:viewBox="0 0 21600 21600" draw:type="rectangle" draw:enhanced-path="M 0 0 L 21600 0 21600 21600 0 21600 0 0 Z N"/>
        </draw:custom-shape>
        <draw:connector draw:style-name="gr211" draw:text-style-name="P12" draw:layer="layout" draw:type="line" svg:x1="25.28cm" svg:y1="8.288cm" svg:x2="25.1cm" svg:y2="4.8cm" draw:start-shape="id164" draw:start-glue-point="0" draw:end-shape="id160" draw:end-glue-point="2" svg:d="M25280 8288l-180-3488" svg:viewBox="0 0 181 3489">
          <text:p/>
        </draw:connector>
        <draw:custom-shape draw:style-name="gr115" draw:text-style-name="P41" xml:id="id170" draw:id="id170" draw:layer="layout" svg:width="2.528cm" svg:height="1.4cm" svg:x="24.324cm" svg:y="13.7cm">
          <text:p text:style-name="P3"><text:span text:style-name="T29">Plant </text:span></text:p>
          <text:p text:style-name="P3"><text:span text:style-name="T29">density</text:span></text:p>
          <draw:enhanced-geometry svg:viewBox="0 0 21600 21600" draw:type="rectangle" draw:enhanced-path="M 0 0 L 21600 0 21600 21600 0 21600 0 0 Z N"/>
        </draw:custom-shape>
        <draw:custom-shape draw:style-name="gr212" draw:text-style-name="P47" xml:id="id159" draw:id="id159" draw:layer="layout" svg:width="2.9cm" svg:height="1.164cm" svg:x="16.8cm" svg:y="10.436cm">
          <text:p text:style-name="P37"><text:span text:style-name="T30">Plant size</text:span></text:p>
          <draw:enhanced-geometry svg:viewBox="0 0 21600 21600" draw:type="rectangle" draw:enhanced-path="M 0 0 L 21600 0 21600 21600 0 21600 0 0 Z N"/>
        </draw:custom-shape>
        <draw:custom-shape draw:style-name="gr213" draw:text-style-name="P47" draw:layer="layout" svg:width="2.528cm" svg:height="1.4cm" svg:x="1.472cm" svg:y="11.963cm">
          <text:p text:style-name="P37"><text:span text:style-name="T30">Bay</text:span></text:p>
          <text:p text:style-name="P37"><text:span text:style-name="T30">Cent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onnector draw:style-name="gr214" draw:text-style-name="P51" draw:layer="layout" draw:type="line" svg:x1="20.5cm" svg:y1="11.018cm" svg:x2="25.2cm" svg:y2="4.8cm" draw:start-shape="id172" draw:start-glue-point="1" draw:end-shape="id173" draw:end-glue-point="2" svg:d="M20500 11018l4700-6218" svg:viewBox="0 0 4701 6219">
          <text:p/>
        </draw:connector>
        <draw:connector draw:style-name="gr215" draw:text-style-name="P51" draw:layer="layout" draw:type="line" svg:x1="4cm" svg:y1="12.663cm" svg:x2="23.5cm" svg:y2="4.05cm" draw:start-shape="id174" draw:start-glue-point="1" draw:end-shape="id173" draw:end-glue-point="3" svg:d="M4000 12663l19500-8613" svg:viewBox="0 0 19501 8614">
          <text:p/>
        </draw:connector>
        <draw:connector draw:style-name="gr216" draw:text-style-name="P52" draw:layer="layout" draw:type="line" svg:x1="5.028cm" svg:y1="3.182cm" svg:x2="15cm" svg:y2="15.2cm" draw:start-shape="id175" draw:start-glue-point="1" draw:end-shape="id176" draw:end-glue-point="0" svg:d="M5028 3182l9972 12018" svg:viewBox="0 0 9973 12019">
          <text:p/>
        </draw:connector>
        <draw:connector draw:style-name="gr217" draw:text-style-name="P52" draw:layer="layout" draw:type="line" svg:x1="22.578cm" svg:y1="18.114cm" svg:x2="25.604cm" svg:y2="9.713cm" draw:start-shape="id177" draw:start-glue-point="0" draw:end-shape="id178" draw:end-glue-point="2" svg:d="M22578 18114l3026-8401" svg:viewBox="0 0 3027 8402">
          <text:p/>
        </draw:connector>
        <draw:custom-shape draw:style-name="gr218" draw:text-style-name="P53" xml:id="id174" draw:id="id174" draw:layer="layout" svg:width="2.528cm" svg:height="1.4cm" svg:x="1.472cm" svg:y="11.963cm">
          <text:p text:style-name="P3"><text:span text:style-name="T35">Bay</text:span></text:p>
          <text:p text:style-name="P3"><text:span text:style-name="T35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52" draw:layer="layout" draw:type="line" svg:x1="4.029cm" svg:y1="6.9cm" svg:x2="13.1cm" svg:y2="10.7cm" draw:start-shape="id179" draw:start-glue-point="1" draw:end-shape="id180" draw:end-glue-point="3" svg:d="M4029 6900l9071 3800" svg:viewBox="0 0 9072 3801">
          <text:p/>
        </draw:connector>
        <draw:connector draw:style-name="gr220" draw:text-style-name="P52" draw:layer="layout" draw:type="line" svg:x1="4cm" svg:y1="12.663cm" svg:x2="13.1cm" svg:y2="10.7cm" draw:start-shape="id174" draw:start-glue-point="1" draw:end-shape="id180" svg:d="M4000 12663l9100-1963" svg:viewBox="0 0 9101 1964">
          <text:p/>
        </draw:connector>
        <draw:custom-shape draw:style-name="gr221" draw:text-style-name="P53" xml:id="id183" draw:id="id183" draw:layer="layout" svg:width="2.528cm" svg:height="1.564cm" svg:x="14.372cm" svg:y="18.8cm">
          <text:p text:style-name="P3"><text:span text:style-name="T35">Tent</text:span></text:p>
          <text:p text:style-name="P3"><text:span text:style-name="T35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2" draw:layer="layout" draw:type="line" svg:x1="21.078cm" svg:y1="18.846cm" svg:x2="14.417cm" svg:y2="17.736cm" draw:start-shape="id177" draw:start-glue-point="3" draw:end-shape="id181" draw:end-glue-point="2" svg:d="M21078 18846l-6661-1110" svg:viewBox="0 0 6662 1111">
          <text:p/>
        </draw:connector>
        <draw:connector draw:style-name="gr223" draw:text-style-name="P52" draw:layer="layout" draw:type="line" svg:x1="4cm" svg:y1="12.663cm" svg:x2="7.1cm" svg:y2="16.2cm" draw:start-shape="id174" draw:start-glue-point="1" draw:end-shape="id182" draw:end-glue-point="3" svg:d="M4000 12663l3100 3537" svg:viewBox="0 0 3101 3538">
          <text:p/>
        </draw:connector>
        <draw:connector draw:style-name="gr224" draw:text-style-name="P54" draw:layer="layout" draw:type="line" svg:x1="15.636cm" svg:y1="18.8cm" svg:x2="14.417cm" svg:y2="17.736cm" draw:start-shape="id183" draw:start-glue-point="0" draw:end-shape="id181" draw:end-glue-point="2" svg:d="M15636 18800l-1219-1064" svg:viewBox="0 0 1220 1065">
          <text:p/>
        </draw:connector>
        <draw:connector draw:style-name="gr225" draw:text-style-name="P54" draw:layer="layout" draw:type="line" svg:x1="14.75cm" svg:y1="9.8cm" svg:x2="10.75cm" svg:y2="5.1cm" draw:start-shape="id180" draw:start-glue-point="0" draw:end-shape="id184" draw:end-glue-point="2" svg:d="M14750 9800l-4000-4700" svg:viewBox="0 0 4001 4701">
          <text:p/>
        </draw:connector>
        <draw:connector draw:style-name="gr226" draw:text-style-name="P54" draw:layer="layout" draw:type="line" svg:x1="12.4cm" svg:y1="4.2cm" svg:x2="14.89cm" svg:y2="2.32cm" draw:start-shape="id184" draw:start-glue-point="1" draw:end-shape="id185" draw:end-glue-point="2" svg:d="M12400 4200l2490-1880" svg:viewBox="0 0 2491 1881">
          <text:p/>
        </draw:connector>
        <draw:connector draw:style-name="gr227" draw:text-style-name="P52" draw:layer="layout" draw:type="line" svg:x1="24.324cm" svg:y1="14.4cm" svg:x2="20.5cm" svg:y2="11.018cm" draw:start-shape="id186" draw:start-glue-point="3" draw:end-shape="id172" draw:end-glue-point="1" svg:d="M24324 14400l-3824-3382" svg:viewBox="0 0 3825 3383">
          <text:p/>
        </draw:connector>
        <draw:connector draw:style-name="gr228" draw:text-style-name="P52" draw:layer="layout" draw:type="line" svg:x1="22.578cm" svg:y1="18.114cm" svg:x2="25.588cm" svg:y2="15.1cm" draw:start-shape="id177" draw:start-glue-point="0" draw:end-shape="id186" draw:end-glue-point="2" svg:d="M22578 18114l3010-3014" svg:viewBox="0 0 3011 3015">
          <text:p/>
        </draw:connector>
        <draw:connector draw:style-name="gr229" draw:text-style-name="P52" draw:layer="layout" draw:type="line" svg:x1="13.6cm" svg:y1="15.95cm" svg:x2="10.4cm" svg:y2="16.2cm" draw:start-shape="id176" draw:start-glue-point="3" draw:end-shape="id182" draw:end-glue-point="1" svg:d="M13600 15950l-3200 250" svg:viewBox="0 0 3201 251">
          <text:p/>
        </draw:connector>
        <draw:connector draw:style-name="gr230" draw:text-style-name="P52" draw:layer="layout" draw:type="line" svg:x1="22.578cm" svg:y1="18.114cm" svg:x2="19.05cm" svg:y2="11.6cm" draw:start-shape="id177" draw:start-glue-point="0" draw:end-shape="id172" draw:end-glue-point="2" svg:d="M22578 18114l-3528-6514" svg:viewBox="0 0 3529 6515">
          <text:p/>
        </draw:connector>
        <draw:connector draw:style-name="gr223" draw:text-style-name="P52" draw:layer="layout" draw:type="line" svg:x1="4cm" svg:y1="12.663cm" svg:x2="15cm" svg:y2="15.2cm" draw:start-shape="id174" draw:start-glue-point="1" draw:end-shape="id176" draw:end-glue-point="0" svg:d="M4000 12663l11000 2537" svg:viewBox="0 0 11001 2538">
          <text:p/>
        </draw:connector>
        <draw:custom-shape draw:style-name="gr231" draw:text-style-name="P53" xml:id="id175" draw:id="id175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2" draw:text-style-name="P52" draw:layer="layout" draw:type="line" svg:x1="21.078cm" svg:y1="18.846cm" svg:x2="16.4cm" svg:y2="15.95cm" draw:start-shape="id177" draw:start-glue-point="3" draw:end-shape="id176" draw:end-glue-point="1" svg:d="M21078 18846l-4678-2896" svg:viewBox="0 0 4679 2897">
          <text:p/>
        </draw:connector>
        <draw:connector draw:style-name="gr233" draw:text-style-name="P52" xml:id="id181" draw:id="id181" draw:layer="layout" draw:type="line" svg:x1="14.417cm" svg:y1="17.736cm" svg:x2="10.4cm" svg:y2="16.2cm" draw:end-shape="id182" draw:end-glue-point="1" svg:d="M14417 17736l-4017-1536" svg:viewBox="0 0 4018 1537">
          <text:p/>
        </draw:connector>
        <draw:connector draw:style-name="gr222" draw:text-style-name="P52" draw:layer="layout" draw:type="line" svg:x1="4cm" svg:y1="12.663cm" svg:x2="9.1cm" svg:y2="4.2cm" draw:start-shape="id174" draw:start-glue-point="1" draw:end-shape="id184" draw:end-glue-point="3" svg:d="M4000 12663l5100-8463" svg:viewBox="0 0 5101 8464">
          <text:p/>
        </draw:connector>
        <draw:connector draw:style-name="gr234" draw:text-style-name="P52" draw:layer="layout" draw:type="line" svg:x1="20.5cm" svg:y1="11.018cm" svg:x2="24.3cm" svg:y2="9.006cm" draw:start-shape="id172" draw:start-glue-point="1" draw:end-shape="id178" draw:end-glue-point="3" svg:d="M20500 11018l3800-2012" svg:viewBox="0 0 3801 2013">
          <text:p/>
        </draw:connector>
        <draw:custom-shape draw:style-name="gr235" draw:text-style-name="P55" xml:id="id176" draw:id="id176" draw:layer="layout" svg:width="2.8cm" svg:height="1.5cm" svg:x="13.6cm" svg:y="15.2cm">
          <text:p text:style-name="P37"><text:span text:style-name="T36">Flower </text:span></text:p>
          <text:p text:style-name="P37"><text:span text:style-name="T36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6" draw:text-style-name="P52" draw:layer="layout" draw:type="line" svg:x1="19.05cm" svg:y1="10.436cm" svg:x2="21.099cm" svg:y2="2.913cm" draw:start-shape="id172" draw:start-glue-point="0" draw:end-shape="id187" draw:end-glue-point="2" svg:d="M19050 10436l2049-7523" svg:viewBox="0 0 2050 7524">
          <text:p/>
        </draw:connector>
        <draw:connector draw:style-name="gr237" draw:text-style-name="P52" draw:layer="layout" draw:type="line" svg:x1="19.05cm" svg:y1="10.436cm" svg:x2="14.89cm" svg:y2="2.32cm" draw:start-shape="id172" draw:start-glue-point="0" draw:end-shape="id185" draw:end-glue-point="2" svg:d="M19050 10436l-4160-8116" svg:viewBox="0 0 4161 8117">
          <text:p/>
        </draw:connector>
        <draw:connector draw:style-name="gr229" draw:text-style-name="P52" draw:layer="layout" draw:type="line" svg:x1="5.028cm" svg:y1="3.182cm" svg:x2="13.5cm" svg:y2="1.66cm" draw:start-shape="id175" draw:start-glue-point="1" draw:end-shape="id185" draw:end-glue-point="3" svg:d="M5028 3182l8472-1522" svg:viewBox="0 0 8473 1523">
          <text:p/>
        </draw:connector>
        <draw:connector draw:style-name="gr238" draw:text-style-name="P52" draw:layer="layout" draw:type="line" svg:x1="25.588cm" svg:y1="13.7cm" svg:x2="14.89cm" svg:y2="2.32cm" draw:start-shape="id186" draw:start-glue-point="0" draw:end-shape="id185" draw:end-glue-point="2" svg:d="M25588 13700l-10698-11380" svg:viewBox="0 0 10699 11381">
          <text:p/>
        </draw:connector>
        <draw:connector draw:style-name="gr239" draw:text-style-name="P52" draw:layer="layout" draw:type="line" svg:x1="8.75cm" svg:y1="15.3cm" svg:x2="10.75cm" svg:y2="5.1cm" draw:start-shape="id182" draw:start-glue-point="0" draw:end-shape="id184" draw:end-glue-point="2" svg:d="M8750 15300l2000-10200" svg:viewBox="0 0 2001 10201">
          <text:p/>
        </draw:connector>
        <draw:connector draw:style-name="gr238" draw:text-style-name="P52" draw:layer="layout" draw:type="line" svg:x1="12.4cm" svg:y1="4.2cm" svg:x2="24.3cm" svg:y2="9.006cm" draw:start-shape="id184" draw:start-glue-point="1" draw:end-shape="id178" draw:end-glue-point="3" svg:d="M12400 4200l11900 4806" svg:viewBox="0 0 11901 4807">
          <text:p/>
        </draw:connector>
        <draw:connector draw:style-name="gr240" draw:text-style-name="P52" draw:layer="layout" draw:type="line" svg:x1="4cm" svg:y1="12.663cm" svg:x2="24.3cm" svg:y2="9.006cm" draw:start-shape="id174" draw:start-glue-point="1" draw:end-shape="id178" draw:end-glue-point="3" svg:d="M4000 12663l20300-3657" svg:viewBox="0 0 20301 3658">
          <text:p/>
        </draw:connector>
        <draw:connector draw:style-name="gr241" draw:text-style-name="P52" draw:layer="layout" draw:type="line" svg:x1="4.029cm" svg:y1="6.9cm" svg:x2="24.3cm" svg:y2="9.006cm" draw:start-shape="id179" draw:start-glue-point="1" draw:end-shape="id178" draw:end-glue-point="3" svg:d="M4029 6900l20271 2106" svg:viewBox="0 0 20272 2107">
          <text:p/>
        </draw:connector>
        <draw:connector draw:style-name="gr242" draw:text-style-name="P52" draw:layer="layout" draw:type="line" svg:x1="25.604cm" svg:y1="8.3cm" svg:x2="21.099cm" svg:y2="2.913cm" draw:start-shape="id178" draw:start-glue-point="0" draw:end-shape="id187" draw:end-glue-point="2" svg:d="M25604 8300l-4505-5387" svg:viewBox="0 0 4506 5388">
          <text:p/>
        </draw:connector>
        <draw:custom-shape draw:style-name="gr243" draw:text-style-name="P53" xml:id="id178" draw:id="id178" draw:layer="layout" svg:width="2.608cm" svg:height="1.413cm" svg:x="24.3cm" svg:y="8.3cm">
          <text:p text:style-name="P3"><text:span text:style-name="T35">Pod </text:span></text:p>
          <text:p text:style-name="P3"><text:span text:style-name="T35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4" draw:text-style-name="P52" draw:layer="layout" draw:type="line" svg:x1="4cm" svg:y1="12.663cm" svg:x2="19.795cm" svg:y2="2.206cm" draw:start-shape="id174" draw:start-glue-point="1" draw:end-shape="id187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27" draw:text-style-name="P52" draw:layer="layout" draw:type="line" svg:x1="19.795cm" svg:y1="2.206cm" svg:x2="16.28cm" svg:y2="1.66cm" draw:start-shape="id187" draw:start-glue-point="3" draw:end-shape="id185" draw:end-glue-point="1" svg:d="M19795 2206l-3515-546" svg:viewBox="0 0 3516 547">
          <text:p/>
        </draw:connector>
        <draw:custom-shape draw:style-name="gr243" draw:text-style-name="P53" xml:id="id187" draw:id="id187" draw:layer="layout" svg:width="2.608cm" svg:height="1.413cm" svg:x="19.795cm" svg:y="1.5cm">
          <text:p text:style-name="P3"><text:span text:style-name="T35">Seeds </text:span></text:p>
          <text:p text:style-name="P3"><text:span text:style-name="T35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53" xml:id="id185" draw:id="id185" draw:layer="layout" svg:width="2.78cm" svg:height="1.32cm" svg:x="13.5cm" svg:y="1cm">
          <text:p text:style-name="P3"><text:span text:style-name="T35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7" draw:text-style-name="P52" draw:layer="layout" draw:type="line" svg:x1="2.664cm" svg:y1="7.6cm" svg:x2="7.1cm" svg:y2="16.2cm" draw:start-shape="id179" draw:start-glue-point="2" draw:end-shape="id182" svg:d="M2664 7600l4436 8600" svg:viewBox="0 0 4437 8601">
          <text:p/>
        </draw:connector>
        <draw:connector draw:style-name="gr246" draw:text-style-name="P52" draw:layer="layout" draw:type="line" svg:x1="22.578cm" svg:y1="18.114cm" svg:x2="14.75cm" svg:y2="11.6cm" draw:start-shape="id177" draw:start-glue-point="0" draw:end-shape="id180" draw:end-glue-point="2" svg:d="M22578 18114l-7828-6514" svg:viewBox="0 0 7829 6515">
          <text:p/>
        </draw:connector>
        <draw:connector draw:style-name="gr247" draw:text-style-name="P52" draw:layer="layout" draw:type="line" svg:x1="21.078cm" svg:y1="18.846cm" svg:x2="10.75cm" svg:y2="5.1cm" draw:start-shape="id177" draw:start-glue-point="3" draw:end-shape="id184" draw:end-glue-point="2" svg:d="M21078 18846l-10328-13746" svg:viewBox="0 0 10329 13747">
          <text:p/>
        </draw:connector>
        <draw:connector draw:style-name="gr233" draw:text-style-name="P52" draw:layer="layout" draw:type="line" svg:x1="12.4cm" svg:y1="4.2cm" svg:x2="19.795cm" svg:y2="2.206cm" draw:start-shape="id184" draw:start-glue-point="1" draw:end-shape="id187" draw:end-glue-point="3" svg:d="M12400 4200l7395-1994" svg:viewBox="0 0 7396 1995">
          <text:p/>
        </draw:connector>
        <draw:custom-shape draw:style-name="gr248" draw:text-style-name="P53" xml:id="id172" draw:id="id172" draw:layer="layout" svg:width="2.9cm" svg:height="1.164cm" svg:x="17.6cm" svg:y="10.436cm">
          <text:p text:style-name="P3"><text:span text:style-name="T35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53" xml:id="id179" draw:id="id179" draw:layer="layout" svg:width="2.729cm" svg:height="1.4cm" svg:x="1.3cm" svg:y="6.2cm">
          <text:p text:style-name="P3"><text:span text:style-name="T35">Distance</text:span></text:p>
          <text:p text:style-name="P3"><text:span text:style-name="T35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53" xml:id="id177" draw:id="id177" draw:layer="layout" svg:width="3cm" svg:height="1.464cm" svg:x="21.078cm" svg:y="18.114cm">
          <text:p text:style-name="P3"><text:span text:style-name="T35">Distance</text:span></text:p>
          <text:p text:style-name="P3"><text:span text:style-name="T35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55" xml:id="id180" draw:id="id180" draw:layer="layout" svg:width="3.3cm" svg:height="1.8cm" svg:x="13.1cm" svg:y="9.8cm">
          <text:p text:style-name="P37"><text:span text:style-name="T36">Honey bee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55" xml:id="id182" draw:id="id182" draw:layer="layout" svg:width="3.3cm" svg:height="1.8cm" svg:x="7.1cm" svg:y="15.3cm">
          <text:p text:style-name="P37"><text:span text:style-name="T36">Leafcutter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55" xml:id="id184" draw:id="id184" draw:layer="layout" svg:width="3.3cm" svg:height="1.8cm" svg:x="9.1cm" svg:y="3.3cm">
          <text:p text:style-name="P37"><text:span text:style-name="T36">Pollen</text:span></text:p>
          <text:p text:style-name="P37"><text:span text:style-name="T36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8.75cm" svg:y1="15.3cm" svg:x2="14.75cm" svg:y2="11.6cm" draw:start-shape="id182" draw:start-glue-point="0" draw:end-shape="id180" draw:end-glue-point="2" svg:d="M8750 15300l6000-3700" svg:viewBox="0 0 6001 3701">
          <text:p/>
        </draw:connector>
        <draw:custom-shape draw:style-name="gr255" draw:text-style-name="P53" xml:id="id173" draw:id="id173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51" draw:layer="layout" draw:type="line" svg:x1="25.604cm" svg:y1="8.3cm" svg:x2="25.2cm" svg:y2="4.8cm" draw:start-shape="id178" draw:start-glue-point="0" draw:end-shape="id173" draw:end-glue-point="2" svg:d="M25604 8300l-404-3500" svg:viewBox="0 0 405 3501">
          <text:p/>
        </draw:connector>
        <draw:custom-shape draw:style-name="gr218" draw:text-style-name="P53" xml:id="id186" draw:id="id186" draw:layer="layout" svg:width="2.528cm" svg:height="1.4cm" svg:x="24.324cm" svg:y="13.7cm">
          <text:p text:style-name="P3"><text:span text:style-name="T35">Plant </text:span></text:p>
          <text:p text:style-name="P3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onnector draw:style-name="gr214" draw:text-style-name="P51" draw:layer="layout" draw:type="line" svg:x1="20.5cm" svg:y1="11.018cm" svg:x2="25.2cm" svg:y2="4.8cm" draw:start-shape="id188" draw:start-glue-point="1" draw:end-shape="id189" draw:end-glue-point="2" svg:d="M20500 11018l4700-6218" svg:viewBox="0 0 4701 6219">
          <text:p/>
        </draw:connector>
        <draw:connector draw:style-name="gr215" draw:text-style-name="P51" draw:layer="layout" draw:type="line" svg:x1="4cm" svg:y1="12.663cm" svg:x2="23.5cm" svg:y2="4.05cm" draw:start-shape="id190" draw:start-glue-point="1" draw:end-shape="id189" draw:end-glue-point="3" svg:d="M4000 12663l19500-8613" svg:viewBox="0 0 19501 8614">
          <text:p/>
        </draw:connector>
        <draw:connector draw:style-name="gr216" draw:text-style-name="P52" draw:layer="layout" draw:type="line" svg:x1="5.028cm" svg:y1="3.182cm" svg:x2="15cm" svg:y2="15.2cm" draw:start-shape="id191" draw:start-glue-point="1" draw:end-shape="id192" draw:end-glue-point="0" svg:d="M5028 3182l9972 12018" svg:viewBox="0 0 9973 12019">
          <text:p/>
        </draw:connector>
        <draw:connector draw:style-name="gr257" draw:text-style-name="P52" draw:layer="layout" draw:type="line" svg:x1="22.578cm" svg:y1="18.114cm" svg:x2="25.604cm" svg:y2="9.713cm" draw:start-shape="id193" draw:start-glue-point="0" draw:end-shape="id194" draw:end-glue-point="2" svg:d="M22578 18114l3026-8401" svg:viewBox="0 0 3027 8402">
          <text:p/>
        </draw:connector>
        <draw:custom-shape draw:style-name="gr258" draw:text-style-name="P56" xml:id="id190" draw:id="id190" draw:layer="layout" svg:width="2.528cm" svg:height="1.4cm" svg:x="1.472cm" svg:y="11.963cm">
          <text:p text:style-name="P3"><text:span text:style-name="T38">Bay</text:span></text:p>
          <text:p text:style-name="P3"><text:span text:style-name="T38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52" draw:layer="layout" draw:type="line" svg:x1="4.029cm" svg:y1="6.9cm" svg:x2="13.1cm" svg:y2="10.7cm" draw:start-shape="id195" draw:start-glue-point="1" draw:end-shape="id196" draw:end-glue-point="3" svg:d="M4029 6900l9071 3800" svg:viewBox="0 0 9072 3801">
          <text:p/>
        </draw:connector>
        <draw:connector draw:style-name="gr220" draw:text-style-name="P52" draw:layer="layout" draw:type="line" svg:x1="4cm" svg:y1="12.663cm" svg:x2="13.1cm" svg:y2="10.7cm" draw:start-shape="id190" draw:start-glue-point="1" draw:end-shape="id196" svg:d="M4000 12663l9100-1963" svg:viewBox="0 0 9101 1964">
          <text:p/>
        </draw:connector>
        <draw:custom-shape draw:style-name="gr259" draw:text-style-name="P56" xml:id="id199" draw:id="id199" draw:layer="layout" svg:width="2.528cm" svg:height="1.564cm" svg:x="15.272cm" svg:y="18.8cm">
          <text:p text:style-name="P3"><text:span text:style-name="T38">Tent</text:span></text:p>
          <text:p text:style-name="P3"><text:span text:style-name="T38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2" draw:layer="layout" draw:type="line" svg:x1="21.078cm" svg:y1="18.846cm" svg:x2="14.417cm" svg:y2="17.736cm" draw:start-shape="id193" draw:start-glue-point="3" draw:end-shape="id197" draw:end-glue-point="2" svg:d="M21078 18846l-6661-1110" svg:viewBox="0 0 6662 1111">
          <text:p/>
        </draw:connector>
        <draw:connector draw:style-name="gr223" draw:text-style-name="P52" draw:layer="layout" draw:type="line" svg:x1="4cm" svg:y1="12.663cm" svg:x2="7.1cm" svg:y2="16.2cm" draw:start-shape="id190" draw:start-glue-point="1" draw:end-shape="id198" draw:end-glue-point="3" svg:d="M4000 12663l3100 3537" svg:viewBox="0 0 3101 3538">
          <text:p/>
        </draw:connector>
        <draw:connector draw:style-name="gr224" draw:text-style-name="P54" draw:layer="layout" draw:type="line" svg:x1="16.536cm" svg:y1="18.8cm" svg:x2="14.417cm" svg:y2="17.736cm" draw:start-shape="id199" draw:start-glue-point="0" draw:end-shape="id197" draw:end-glue-point="2" svg:d="M16536 18800l-2119-1064" svg:viewBox="0 0 2120 1065">
          <text:p/>
        </draw:connector>
        <draw:connector draw:style-name="gr225" draw:text-style-name="P54" draw:layer="layout" draw:type="line" svg:x1="14.75cm" svg:y1="9.8cm" svg:x2="10.75cm" svg:y2="5.1cm" draw:start-shape="id196" draw:start-glue-point="0" draw:end-shape="id200" draw:end-glue-point="2" svg:d="M14750 9800l-4000-4700" svg:viewBox="0 0 4001 4701">
          <text:p/>
        </draw:connector>
        <draw:connector draw:style-name="gr260" draw:text-style-name="P54" draw:layer="layout" draw:type="line" svg:x1="12.4cm" svg:y1="4.2cm" svg:x2="14.89cm" svg:y2="2.42cm" draw:start-shape="id200" draw:start-glue-point="1" draw:end-shape="id201" draw:end-glue-point="2" svg:d="M12400 4200l2490-1780" svg:viewBox="0 0 2491 1781">
          <text:p/>
        </draw:connector>
        <draw:connector draw:style-name="gr261" draw:text-style-name="P57" draw:layer="layout" draw:type="line" svg:x1="24.324cm" svg:y1="14.4cm" svg:x2="20.5cm" svg:y2="11.018cm" draw:start-shape="id202" draw:start-glue-point="3" draw:end-shape="id188" draw:end-glue-point="1" svg:d="M24324 14400l-3824-3382" svg:viewBox="0 0 3825 3383">
          <text:p/>
        </draw:connector>
        <draw:connector draw:style-name="gr262" draw:text-style-name="P57" draw:layer="layout" draw:type="line" svg:x1="22.606cm" svg:y1="18.114cm" svg:x2="25.616cm" svg:y2="15.1cm" svg:d="M22606 18114l3010-3014" svg:viewBox="0 0 3011 3015">
          <text:p/>
        </draw:connector>
        <draw:connector draw:style-name="gr229" draw:text-style-name="P52" draw:layer="layout" draw:type="line" svg:x1="13.6cm" svg:y1="15.95cm" svg:x2="10.4cm" svg:y2="16.2cm" draw:start-shape="id192" draw:start-glue-point="3" draw:end-shape="id198" draw:end-glue-point="1" svg:d="M13600 15950l-3200 250" svg:viewBox="0 0 3201 251">
          <text:p/>
        </draw:connector>
        <draw:connector draw:style-name="gr263" draw:text-style-name="P57" draw:layer="layout" draw:type="line" svg:x1="22.606cm" svg:y1="18.114cm" svg:x2="19.078cm" svg:y2="11.6cm" svg:d="M22606 18114l-3528-6514" svg:viewBox="0 0 3529 6515">
          <text:p/>
        </draw:connector>
        <draw:connector draw:style-name="gr223" draw:text-style-name="P52" draw:layer="layout" draw:type="line" svg:x1="4cm" svg:y1="12.663cm" svg:x2="15cm" svg:y2="15.2cm" draw:start-shape="id190" draw:start-glue-point="1" draw:end-shape="id192" draw:end-glue-point="0" svg:d="M4000 12663l11000 2537" svg:viewBox="0 0 11001 2538">
          <text:p/>
        </draw:connector>
        <draw:custom-shape draw:style-name="gr231" draw:text-style-name="P53" xml:id="id191" draw:id="id191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2" draw:text-style-name="P52" draw:layer="layout" draw:type="line" svg:x1="21.078cm" svg:y1="18.846cm" svg:x2="16.4cm" svg:y2="15.95cm" draw:start-shape="id193" draw:start-glue-point="3" draw:end-shape="id192" draw:end-glue-point="1" svg:d="M21078 18846l-4678-2896" svg:viewBox="0 0 4679 2897">
          <text:p/>
        </draw:connector>
        <draw:connector draw:style-name="gr233" draw:text-style-name="P52" xml:id="id197" draw:id="id197" draw:layer="layout" draw:type="line" svg:x1="14.417cm" svg:y1="17.736cm" svg:x2="10.4cm" svg:y2="16.2cm" draw:end-shape="id198" draw:end-glue-point="1" svg:d="M14417 17736l-4017-1536" svg:viewBox="0 0 4018 1537">
          <text:p/>
        </draw:connector>
        <draw:connector draw:style-name="gr222" draw:text-style-name="P52" draw:layer="layout" draw:type="line" svg:x1="4cm" svg:y1="12.663cm" svg:x2="9.1cm" svg:y2="4.2cm" draw:start-shape="id190" draw:start-glue-point="1" draw:end-shape="id200" draw:end-glue-point="3" svg:d="M4000 12663l5100-8463" svg:viewBox="0 0 5101 8464">
          <text:p/>
        </draw:connector>
        <draw:connector draw:style-name="gr264" draw:text-style-name="P52" draw:layer="layout" draw:type="line" svg:x1="20.5cm" svg:y1="11.018cm" svg:x2="24.3cm" svg:y2="9.006cm" draw:start-shape="id188" draw:start-glue-point="1" draw:end-shape="id194" draw:end-glue-point="3" svg:d="M20500 11018l3800-2012" svg:viewBox="0 0 3801 2013">
          <text:p/>
        </draw:connector>
        <draw:custom-shape draw:style-name="gr265" draw:text-style-name="P55" xml:id="id192" draw:id="id192" draw:layer="layout" svg:width="2.8cm" svg:height="1.5cm" svg:x="13.6cm" svg:y="15.2cm">
          <text:p text:style-name="P37"><text:span text:style-name="T36">Flower </text:span></text:p>
          <text:p text:style-name="P37"><text:span text:style-name="T36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6" draw:text-style-name="P52" draw:layer="layout" draw:type="line" svg:x1="19.05cm" svg:y1="10.436cm" svg:x2="21.099cm" svg:y2="2.913cm" draw:start-shape="id188" draw:start-glue-point="0" draw:end-shape="id203" draw:end-glue-point="2" svg:d="M19050 10436l2049-7523" svg:viewBox="0 0 2050 7524">
          <text:p/>
        </draw:connector>
        <draw:connector draw:style-name="gr267" draw:text-style-name="P52" draw:layer="layout" draw:type="line" svg:x1="19.05cm" svg:y1="10.436cm" svg:x2="14.89cm" svg:y2="2.42cm" draw:start-shape="id188" draw:start-glue-point="0" draw:end-shape="id201" draw:end-glue-point="2" svg:d="M19050 10436l-4160-8016" svg:viewBox="0 0 4161 8017">
          <text:p/>
        </draw:connector>
        <draw:connector draw:style-name="gr229" draw:text-style-name="P52" draw:layer="layout" draw:type="line" svg:x1="5.028cm" svg:y1="3.182cm" svg:x2="13.5cm" svg:y2="1.76cm" draw:start-shape="id191" draw:start-glue-point="1" draw:end-shape="id201" draw:end-glue-point="3" svg:d="M5028 3182l8472-1422" svg:viewBox="0 0 8473 1423">
          <text:p/>
        </draw:connector>
        <draw:connector draw:style-name="gr268" draw:text-style-name="P52" draw:layer="layout" draw:type="line" svg:x1="25.588cm" svg:y1="13.7cm" svg:x2="14.89cm" svg:y2="2.42cm" draw:start-shape="id202" draw:start-glue-point="0" draw:end-shape="id201" draw:end-glue-point="2" svg:d="M25588 13700l-10698-11280" svg:viewBox="0 0 10699 11281">
          <text:p/>
        </draw:connector>
        <draw:connector draw:style-name="gr239" draw:text-style-name="P52" draw:layer="layout" draw:type="line" svg:x1="8.75cm" svg:y1="15.3cm" svg:x2="10.75cm" svg:y2="5.1cm" draw:start-shape="id198" draw:start-glue-point="0" draw:end-shape="id200" draw:end-glue-point="2" svg:d="M8750 15300l2000-10200" svg:viewBox="0 0 2001 10201">
          <text:p/>
        </draw:connector>
        <draw:connector draw:style-name="gr268" draw:text-style-name="P52" draw:layer="layout" draw:type="line" svg:x1="12.4cm" svg:y1="4.2cm" svg:x2="24.3cm" svg:y2="9.006cm" draw:start-shape="id200" draw:start-glue-point="1" draw:end-shape="id194" draw:end-glue-point="3" svg:d="M12400 4200l11900 4806" svg:viewBox="0 0 11901 4807">
          <text:p/>
        </draw:connector>
        <draw:connector draw:style-name="gr269" draw:text-style-name="P52" draw:layer="layout" draw:type="line" svg:x1="4.056cm" svg:y1="12.663cm" svg:x2="24.356cm" svg:y2="9.006cm" svg:d="M4056 12663l20300-3657" svg:viewBox="0 0 20301 3658">
          <text:p/>
        </draw:connector>
        <draw:connector draw:style-name="gr270" draw:text-style-name="P52" draw:layer="layout" draw:type="line" svg:x1="4.085cm" svg:y1="6.9cm" svg:x2="24.356cm" svg:y2="9.006cm" svg:d="M4085 6900l20271 2106" svg:viewBox="0 0 20272 2107">
          <text:p/>
        </draw:connector>
        <draw:connector draw:style-name="gr271" draw:text-style-name="P52" draw:layer="layout" draw:type="line" svg:x1="25.604cm" svg:y1="8.3cm" svg:x2="21.099cm" svg:y2="2.913cm" draw:start-shape="id194" draw:start-glue-point="0" draw:end-shape="id203" draw:end-glue-point="2" svg:d="M25604 8300l-4505-5387" svg:viewBox="0 0 4506 5388">
          <text:p/>
        </draw:connector>
        <draw:custom-shape draw:style-name="gr272" draw:text-style-name="P56" xml:id="id194" draw:id="id194" draw:layer="layout" svg:width="2.608cm" svg:height="1.413cm" svg:x="24.3cm" svg:y="8.3cm">
          <text:p text:style-name="P3"><text:span text:style-name="T38">Pod </text:span></text:p>
          <text:p text:style-name="P3"><text:span text:style-name="T38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3" draw:text-style-name="P52" draw:layer="layout" draw:type="line" svg:x1="4cm" svg:y1="12.663cm" svg:x2="19.795cm" svg:y2="2.206cm" draw:start-shape="id190" draw:start-glue-point="1" draw:end-shape="id203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74" draw:text-style-name="P52" draw:layer="layout" draw:type="line" svg:x1="19.795cm" svg:y1="2.206cm" svg:x2="16.28cm" svg:y2="1.76cm" draw:start-shape="id203" draw:start-glue-point="3" draw:end-shape="id201" draw:end-glue-point="1" svg:d="M19795 2206l-3515-446" svg:viewBox="0 0 3516 447">
          <text:p/>
        </draw:connector>
        <draw:custom-shape draw:style-name="gr272" draw:text-style-name="P56" xml:id="id203" draw:id="id203" draw:layer="layout" svg:width="2.608cm" svg:height="1.413cm" svg:x="19.795cm" svg:y="1.5cm">
          <text:p text:style-name="P3"><text:span text:style-name="T38">Seeds </text:span></text:p>
          <text:p text:style-name="P3"><text:span text:style-name="T38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56" xml:id="id201" draw:id="id201" draw:layer="layout" svg:width="2.78cm" svg:height="1.32cm" svg:x="13.5cm" svg:y="1.1cm">
          <text:p text:style-name="P3"><text:span text:style-name="T38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7" draw:text-style-name="P52" draw:layer="layout" draw:type="line" svg:x1="2.664cm" svg:y1="7.6cm" svg:x2="7.1cm" svg:y2="16.2cm" draw:start-shape="id195" draw:start-glue-point="2" draw:end-shape="id198" svg:d="M2664 7600l4436 8600" svg:viewBox="0 0 4437 8601">
          <text:p/>
        </draw:connector>
        <draw:connector draw:style-name="gr246" draw:text-style-name="P52" draw:layer="layout" draw:type="line" svg:x1="22.578cm" svg:y1="18.114cm" svg:x2="14.75cm" svg:y2="11.6cm" draw:start-shape="id193" draw:start-glue-point="0" draw:end-shape="id196" draw:end-glue-point="2" svg:d="M22578 18114l-7828-6514" svg:viewBox="0 0 7829 6515">
          <text:p/>
        </draw:connector>
        <draw:connector draw:style-name="gr247" draw:text-style-name="P52" draw:layer="layout" draw:type="line" svg:x1="21.078cm" svg:y1="18.846cm" svg:x2="10.75cm" svg:y2="5.1cm" draw:start-shape="id193" draw:start-glue-point="3" draw:end-shape="id200" draw:end-glue-point="2" svg:d="M21078 18846l-10328-13746" svg:viewBox="0 0 10329 13747">
          <text:p/>
        </draw:connector>
        <draw:connector draw:style-name="gr276" draw:text-style-name="P52" draw:layer="layout" draw:type="line" svg:x1="12.4cm" svg:y1="4.2cm" svg:x2="19.795cm" svg:y2="2.206cm" draw:start-shape="id200" draw:start-glue-point="1" draw:end-shape="id203" draw:end-glue-point="3" svg:d="M12400 4200l7395-1994" svg:viewBox="0 0 7396 1995">
          <text:p/>
        </draw:connector>
        <draw:custom-shape draw:style-name="gr277" draw:text-style-name="P56" xml:id="id188" draw:id="id188" draw:layer="layout" svg:width="2.9cm" svg:height="1.164cm" svg:x="17.6cm" svg:y="10.436cm">
          <text:p text:style-name="P3"><text:span text:style-name="T38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6" xml:id="id195" draw:id="id195" draw:layer="layout" svg:width="2.729cm" svg:height="1.4cm" svg:x="1.3cm" svg:y="6.2cm">
          <text:p text:style-name="P3"><text:span text:style-name="T38">Distance</text:span></text:p>
          <text:p text:style-name="P3"><text:span text:style-name="T38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56" xml:id="id193" draw:id="id193" draw:layer="layout" svg:width="3cm" svg:height="1.464cm" svg:x="21.078cm" svg:y="18.114cm">
          <text:p text:style-name="P3"><text:span text:style-name="T38">Distance</text:span></text:p>
          <text:p text:style-name="P3"><text:span text:style-name="T38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55" xml:id="id196" draw:id="id196" draw:layer="layout" svg:width="3.3cm" svg:height="1.8cm" svg:x="13.1cm" svg:y="9.8cm">
          <text:p text:style-name="P37"><text:span text:style-name="T36">Honey bee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55" xml:id="id198" draw:id="id198" draw:layer="layout" svg:width="3.3cm" svg:height="1.8cm" svg:x="7.1cm" svg:y="15.3cm">
          <text:p text:style-name="P37"><text:span text:style-name="T36">Leafcutter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8" xml:id="id200" draw:id="id200" draw:layer="layout" svg:width="3.3cm" svg:height="1.8cm" svg:x="9.1cm" svg:y="3.3cm">
          <text:p text:style-name="P37"><text:span text:style-name="T31">Pollen</text:span></text:p>
          <text:p text:style-name="P37"><text:span text:style-name="T3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8.75cm" svg:y1="15.3cm" svg:x2="14.75cm" svg:y2="11.6cm" draw:start-shape="id198" draw:start-glue-point="0" draw:end-shape="id196" draw:end-glue-point="2" svg:d="M8750 15300l6000-3700" svg:viewBox="0 0 6001 3701">
          <text:p/>
        </draw:connector>
        <draw:custom-shape draw:style-name="gr255" draw:text-style-name="P53" xml:id="id189" draw:id="id189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51" draw:layer="layout" draw:type="line" svg:x1="25.604cm" svg:y1="8.3cm" svg:x2="25.2cm" svg:y2="4.8cm" draw:start-shape="id194" draw:start-glue-point="0" draw:end-shape="id189" draw:end-glue-point="2" svg:d="M25604 8300l-404-3500" svg:viewBox="0 0 405 3501">
          <text:p/>
        </draw:connector>
        <draw:custom-shape draw:style-name="gr258" draw:text-style-name="P56" xml:id="id202" draw:id="id202" draw:layer="layout" svg:width="2.528cm" svg:height="1.4cm" svg:x="24.324cm" svg:y="13.7cm">
          <text:p text:style-name="P3"><text:span text:style-name="T38">Plant </text:span></text:p>
          <text:p text:style-name="P3"><text:span text:style-name="T38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12" draw:layer="layout" draw:type="line" svg:x1="16.536cm" svg:y1="18.8cm" svg:x2="14.89cm" svg:y2="2.42cm" draw:start-shape="id199" draw:start-glue-point="0" draw:end-shape="id201" draw:end-glue-point="2" svg:d="M16536 18800l-1646-16380" svg:viewBox="0 0 1647 16381">
          <text:p/>
        </draw:connector>
        <presentation:notes draw:style-name="dp2">
          <draw:page-thumbnail draw:style-name="gr39" draw:layer="layout" svg:width="18.624cm" svg:height="10.476cm" svg:x="1.482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onnector draw:style-name="gr214" draw:text-style-name="P51" draw:layer="layout" draw:type="line" svg:x1="20.5cm" svg:y1="11.018cm" svg:x2="25.2cm" svg:y2="4.8cm" draw:start-shape="id204" draw:start-glue-point="1" draw:end-shape="id205" draw:end-glue-point="2" svg:d="M20500 11018l4700-6218" svg:viewBox="0 0 4701 6219">
          <text:p/>
        </draw:connector>
        <draw:connector draw:style-name="gr215" draw:text-style-name="P51" draw:layer="layout" draw:type="line" svg:x1="4cm" svg:y1="12.663cm" svg:x2="23.5cm" svg:y2="4.05cm" draw:start-shape="id206" draw:start-glue-point="1" draw:end-shape="id205" draw:end-glue-point="3" svg:d="M4000 12663l19500-8613" svg:viewBox="0 0 19501 8614">
          <text:p/>
        </draw:connector>
        <draw:connector draw:style-name="gr216" draw:text-style-name="P52" draw:layer="layout" draw:type="line" svg:x1="5.028cm" svg:y1="3.182cm" svg:x2="15cm" svg:y2="15.2cm" draw:start-shape="id207" draw:start-glue-point="1" draw:end-shape="id208" draw:end-glue-point="0" svg:d="M5028 3182l9972 12018" svg:viewBox="0 0 9973 12019">
          <text:p/>
        </draw:connector>
        <draw:connector draw:style-name="gr217" draw:text-style-name="P52" draw:layer="layout" draw:type="line" svg:x1="22.578cm" svg:y1="18.114cm" svg:x2="25.604cm" svg:y2="9.713cm" draw:start-shape="id209" draw:start-glue-point="0" draw:end-shape="id210" draw:end-glue-point="2" svg:d="M22578 18114l3026-8401" svg:viewBox="0 0 3027 8402">
          <text:p/>
        </draw:connector>
        <draw:custom-shape draw:style-name="gr258" draw:text-style-name="P56" xml:id="id206" draw:id="id206" draw:layer="layout" svg:width="2.528cm" svg:height="1.4cm" svg:x="1.472cm" svg:y="11.963cm">
          <text:p text:style-name="P3"><text:span text:style-name="T38">Bay</text:span></text:p>
          <text:p text:style-name="P3"><text:span text:style-name="T38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52" draw:layer="layout" draw:type="line" svg:x1="4.029cm" svg:y1="6.9cm" svg:x2="11cm" svg:y2="12.3cm" draw:start-shape="id211" draw:start-glue-point="1" draw:end-shape="id212" draw:end-glue-point="3" svg:d="M4029 6900l6971 5400" svg:viewBox="0 0 6972 5401">
          <text:p/>
        </draw:connector>
        <draw:connector draw:style-name="gr220" draw:text-style-name="P52" draw:layer="layout" draw:type="line" svg:x1="4cm" svg:y1="12.663cm" svg:x2="11cm" svg:y2="12.3cm" draw:start-shape="id206" draw:start-glue-point="1" draw:end-shape="id212" svg:d="M4000 12663l7000-363" svg:viewBox="0 0 7001 364">
          <text:p/>
        </draw:connector>
        <draw:custom-shape draw:style-name="gr221" draw:text-style-name="P53" xml:id="id215" draw:id="id215" draw:layer="layout" svg:width="2.528cm" svg:height="1.564cm" svg:x="14.372cm" svg:y="18.8cm">
          <text:p text:style-name="P3"><text:span text:style-name="T35">Tent</text:span></text:p>
          <text:p text:style-name="P3"><text:span text:style-name="T35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2" draw:layer="layout" draw:type="line" svg:x1="21.078cm" svg:y1="18.846cm" svg:x2="14.417cm" svg:y2="17.736cm" draw:start-shape="id209" draw:start-glue-point="3" draw:end-shape="id213" draw:end-glue-point="2" svg:d="M21078 18846l-6661-1110" svg:viewBox="0 0 6662 1111">
          <text:p/>
        </draw:connector>
        <draw:connector draw:style-name="gr223" draw:text-style-name="P52" draw:layer="layout" draw:type="line" svg:x1="4cm" svg:y1="12.663cm" svg:x2="7.1cm" svg:y2="16.2cm" draw:start-shape="id206" draw:start-glue-point="1" draw:end-shape="id214" draw:end-glue-point="3" svg:d="M4000 12663l3100 3537" svg:viewBox="0 0 3101 3538">
          <text:p/>
        </draw:connector>
        <draw:connector draw:style-name="gr224" draw:text-style-name="P54" draw:layer="layout" draw:type="line" svg:x1="15.636cm" svg:y1="18.8cm" svg:x2="14.417cm" svg:y2="17.736cm" draw:start-shape="id215" draw:start-glue-point="0" draw:end-shape="id213" draw:end-glue-point="2" svg:d="M15636 18800l-1219-1064" svg:viewBox="0 0 1220 1065">
          <text:p/>
        </draw:connector>
        <draw:connector draw:style-name="gr283" draw:text-style-name="P54" draw:layer="layout" draw:type="line" svg:x1="12.65cm" svg:y1="11.4cm" svg:x2="10.75cm" svg:y2="5.1cm" draw:start-shape="id212" draw:start-glue-point="0" draw:end-shape="id216" draw:end-glue-point="2" svg:d="M12650 11400l-1900-6300" svg:viewBox="0 0 1901 6301">
          <text:p/>
        </draw:connector>
        <draw:connector draw:style-name="gr226" draw:text-style-name="P54" draw:layer="layout" draw:type="line" svg:x1="12.4cm" svg:y1="4.2cm" svg:x2="14.89cm" svg:y2="2.32cm" draw:start-shape="id216" draw:start-glue-point="1" draw:end-shape="id217" draw:end-glue-point="2" svg:d="M12400 4200l2490-1880" svg:viewBox="0 0 2491 1881">
          <text:p/>
        </draw:connector>
        <draw:connector draw:style-name="gr227" draw:text-style-name="P52" draw:layer="layout" draw:type="line" svg:x1="24.324cm" svg:y1="14.4cm" svg:x2="20.5cm" svg:y2="11.018cm" draw:start-shape="id218" draw:start-glue-point="3" draw:end-shape="id204" draw:end-glue-point="1" svg:d="M24324 14400l-3824-3382" svg:viewBox="0 0 3825 3383">
          <text:p/>
        </draw:connector>
        <draw:connector draw:style-name="gr228" draw:text-style-name="P52" draw:layer="layout" draw:type="line" svg:x1="22.578cm" svg:y1="18.114cm" svg:x2="25.588cm" svg:y2="15.1cm" draw:start-shape="id209" draw:start-glue-point="0" draw:end-shape="id218" draw:end-glue-point="2" svg:d="M22578 18114l3010-3014" svg:viewBox="0 0 3011 3015">
          <text:p/>
        </draw:connector>
        <draw:connector draw:style-name="gr229" draw:text-style-name="P52" draw:layer="layout" draw:type="line" svg:x1="13.6cm" svg:y1="15.95cm" svg:x2="10.4cm" svg:y2="16.2cm" draw:start-shape="id208" draw:start-glue-point="3" draw:end-shape="id214" draw:end-glue-point="1" svg:d="M13600 15950l-3200 250" svg:viewBox="0 0 3201 251">
          <text:p/>
        </draw:connector>
        <draw:connector draw:style-name="gr230" draw:text-style-name="P52" draw:layer="layout" draw:type="line" svg:x1="22.578cm" svg:y1="18.114cm" svg:x2="19.05cm" svg:y2="11.6cm" draw:start-shape="id209" draw:start-glue-point="0" draw:end-shape="id204" draw:end-glue-point="2" svg:d="M22578 18114l-3528-6514" svg:viewBox="0 0 3529 6515">
          <text:p/>
        </draw:connector>
        <draw:connector draw:style-name="gr223" draw:text-style-name="P52" draw:layer="layout" draw:type="line" svg:x1="4cm" svg:y1="12.663cm" svg:x2="15cm" svg:y2="15.2cm" draw:start-shape="id206" draw:start-glue-point="1" draw:end-shape="id208" draw:end-glue-point="0" svg:d="M4000 12663l11000 2537" svg:viewBox="0 0 11001 2538">
          <text:p/>
        </draw:connector>
        <draw:custom-shape draw:style-name="gr231" draw:text-style-name="P53" xml:id="id207" draw:id="id207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2" draw:text-style-name="P52" draw:layer="layout" draw:type="line" svg:x1="21.078cm" svg:y1="18.846cm" svg:x2="16.4cm" svg:y2="15.95cm" draw:start-shape="id209" draw:start-glue-point="3" draw:end-shape="id208" draw:end-glue-point="1" svg:d="M21078 18846l-4678-2896" svg:viewBox="0 0 4679 2897">
          <text:p/>
        </draw:connector>
        <draw:connector draw:style-name="gr233" draw:text-style-name="P52" xml:id="id213" draw:id="id213" draw:layer="layout" draw:type="line" svg:x1="14.417cm" svg:y1="17.736cm" svg:x2="10.4cm" svg:y2="16.2cm" draw:end-shape="id214" draw:end-glue-point="1" svg:d="M14417 17736l-4017-1536" svg:viewBox="0 0 4018 1537">
          <text:p/>
        </draw:connector>
        <draw:connector draw:style-name="gr284" draw:text-style-name="P52" draw:layer="layout" draw:type="line" svg:x1="4cm" svg:y1="12.663cm" svg:x2="9.1cm" svg:y2="4.2cm" draw:start-shape="id206" draw:start-glue-point="1" draw:end-shape="id216" draw:end-glue-point="3" svg:d="M4000 12663l5100-8463" svg:viewBox="0 0 5101 8464">
          <text:p/>
        </draw:connector>
        <draw:connector draw:style-name="gr234" draw:text-style-name="P52" draw:layer="layout" draw:type="line" svg:x1="20.5cm" svg:y1="11.018cm" svg:x2="24.3cm" svg:y2="9.006cm" draw:start-shape="id204" draw:start-glue-point="1" draw:end-shape="id210" draw:end-glue-point="3" svg:d="M20500 11018l3800-2012" svg:viewBox="0 0 3801 2013">
          <text:p/>
        </draw:connector>
        <draw:custom-shape draw:style-name="gr285" draw:text-style-name="P55" xml:id="id208" draw:id="id208" draw:layer="layout" svg:width="2.8cm" svg:height="1.5cm" svg:x="13.6cm" svg:y="15.2cm">
          <text:p text:style-name="P37"><text:span text:style-name="T36">Flower </text:span></text:p>
          <text:p text:style-name="P37"><text:span text:style-name="T36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6" draw:text-style-name="P52" draw:layer="layout" draw:type="line" svg:x1="19.05cm" svg:y1="10.436cm" svg:x2="21.099cm" svg:y2="2.913cm" draw:start-shape="id204" draw:start-glue-point="0" draw:end-shape="id219" draw:end-glue-point="2" svg:d="M19050 10436l2049-7523" svg:viewBox="0 0 2050 7524">
          <text:p/>
        </draw:connector>
        <draw:connector draw:style-name="gr237" draw:text-style-name="P52" draw:layer="layout" draw:type="line" svg:x1="19.05cm" svg:y1="10.436cm" svg:x2="14.89cm" svg:y2="2.32cm" draw:start-shape="id204" draw:start-glue-point="0" draw:end-shape="id217" draw:end-glue-point="2" svg:d="M19050 10436l-4160-8116" svg:viewBox="0 0 4161 8117">
          <text:p/>
        </draw:connector>
        <draw:connector draw:style-name="gr229" draw:text-style-name="P52" draw:layer="layout" draw:type="line" svg:x1="5.028cm" svg:y1="3.182cm" svg:x2="13.5cm" svg:y2="1.66cm" draw:start-shape="id207" draw:start-glue-point="1" draw:end-shape="id217" draw:end-glue-point="3" svg:d="M5028 3182l8472-1522" svg:viewBox="0 0 8473 1523">
          <text:p/>
        </draw:connector>
        <draw:connector draw:style-name="gr238" draw:text-style-name="P52" draw:layer="layout" draw:type="line" svg:x1="25.588cm" svg:y1="13.7cm" svg:x2="14.89cm" svg:y2="2.32cm" draw:start-shape="id218" draw:start-glue-point="0" draw:end-shape="id217" draw:end-glue-point="2" svg:d="M25588 13700l-10698-11380" svg:viewBox="0 0 10699 11381">
          <text:p/>
        </draw:connector>
        <draw:connector draw:style-name="gr286" draw:text-style-name="P52" draw:layer="layout" draw:type="line" svg:x1="8.75cm" svg:y1="15.3cm" svg:x2="10.75cm" svg:y2="5.1cm" draw:start-shape="id214" draw:start-glue-point="0" draw:end-shape="id216" draw:end-glue-point="2" svg:d="M8750 15300l2000-10200" svg:viewBox="0 0 2001 10201">
          <text:p/>
        </draw:connector>
        <draw:connector draw:style-name="gr238" draw:text-style-name="P52" draw:layer="layout" draw:type="line" svg:x1="12.4cm" svg:y1="4.2cm" svg:x2="24.3cm" svg:y2="9.006cm" draw:start-shape="id216" draw:start-glue-point="1" draw:end-shape="id210" draw:end-glue-point="3" svg:d="M12400 4200l11900 4806" svg:viewBox="0 0 11901 4807">
          <text:p/>
        </draw:connector>
        <draw:connector draw:style-name="gr240" draw:text-style-name="P52" draw:layer="layout" draw:type="line" svg:x1="4cm" svg:y1="12.663cm" svg:x2="24.3cm" svg:y2="9.006cm" draw:start-shape="id206" draw:start-glue-point="1" draw:end-shape="id210" draw:end-glue-point="3" svg:d="M4000 12663l20300-3657" svg:viewBox="0 0 20301 3658">
          <text:p/>
        </draw:connector>
        <draw:connector draw:style-name="gr241" draw:text-style-name="P52" draw:layer="layout" draw:type="line" svg:x1="4.029cm" svg:y1="6.9cm" svg:x2="24.3cm" svg:y2="9.006cm" draw:start-shape="id211" draw:start-glue-point="1" draw:end-shape="id210" draw:end-glue-point="3" svg:d="M4029 6900l20271 2106" svg:viewBox="0 0 20272 2107">
          <text:p/>
        </draw:connector>
        <draw:connector draw:style-name="gr242" draw:text-style-name="P52" draw:layer="layout" draw:type="line" svg:x1="25.604cm" svg:y1="8.3cm" svg:x2="21.099cm" svg:y2="2.913cm" draw:start-shape="id210" draw:start-glue-point="0" draw:end-shape="id219" draw:end-glue-point="2" svg:d="M25604 8300l-4505-5387" svg:viewBox="0 0 4506 5388">
          <text:p/>
        </draw:connector>
        <draw:custom-shape draw:style-name="gr243" draw:text-style-name="P53" xml:id="id210" draw:id="id210" draw:layer="layout" svg:width="2.608cm" svg:height="1.413cm" svg:x="24.3cm" svg:y="8.3cm">
          <text:p text:style-name="P3"><text:span text:style-name="T35">Pod </text:span></text:p>
          <text:p text:style-name="P3"><text:span text:style-name="T35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4" draw:text-style-name="P52" draw:layer="layout" draw:type="line" svg:x1="4cm" svg:y1="12.663cm" svg:x2="19.795cm" svg:y2="2.206cm" draw:start-shape="id206" draw:start-glue-point="1" draw:end-shape="id219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27" draw:text-style-name="P52" draw:layer="layout" draw:type="line" svg:x1="19.795cm" svg:y1="2.206cm" svg:x2="16.28cm" svg:y2="1.66cm" draw:start-shape="id219" draw:start-glue-point="3" draw:end-shape="id217" draw:end-glue-point="1" svg:d="M19795 2206l-3515-546" svg:viewBox="0 0 3516 547">
          <text:p/>
        </draw:connector>
        <draw:custom-shape draw:style-name="gr243" draw:text-style-name="P53" xml:id="id219" draw:id="id219" draw:layer="layout" svg:width="2.608cm" svg:height="1.413cm" svg:x="19.795cm" svg:y="1.5cm">
          <text:p text:style-name="P3"><text:span text:style-name="T35">Seeds </text:span></text:p>
          <text:p text:style-name="P3"><text:span text:style-name="T35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53" xml:id="id217" draw:id="id217" draw:layer="layout" svg:width="2.78cm" svg:height="1.32cm" svg:x="13.5cm" svg:y="1cm">
          <text:p text:style-name="P3"><text:span text:style-name="T35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7" draw:text-style-name="P52" draw:layer="layout" draw:type="line" svg:x1="2.664cm" svg:y1="7.6cm" svg:x2="7.1cm" svg:y2="16.2cm" draw:start-shape="id211" draw:start-glue-point="2" draw:end-shape="id214" svg:d="M2664 7600l4436 8600" svg:viewBox="0 0 4437 8601">
          <text:p/>
        </draw:connector>
        <draw:connector draw:style-name="gr246" draw:text-style-name="P52" draw:layer="layout" draw:type="line" svg:x1="22.578cm" svg:y1="18.114cm" svg:x2="12.65cm" svg:y2="13.2cm" draw:start-shape="id209" draw:start-glue-point="0" draw:end-shape="id212" draw:end-glue-point="2" svg:d="M22578 18114l-9928-4914" svg:viewBox="0 0 9929 4915">
          <text:p/>
        </draw:connector>
        <draw:connector draw:style-name="gr287" draw:text-style-name="P52" draw:layer="layout" draw:type="line" svg:x1="21.078cm" svg:y1="18.846cm" svg:x2="12.4cm" svg:y2="4.2cm" draw:start-shape="id209" draw:start-glue-point="3" draw:end-shape="id216" draw:end-glue-point="1" svg:d="M21078 18846l-8678-14646" svg:viewBox="0 0 8679 14647">
          <text:p/>
        </draw:connector>
        <draw:connector draw:style-name="gr233" draw:text-style-name="P52" draw:layer="layout" draw:type="line" svg:x1="12.4cm" svg:y1="4.2cm" svg:x2="19.795cm" svg:y2="2.206cm" draw:start-shape="id216" draw:start-glue-point="1" draw:end-shape="id219" draw:end-glue-point="3" svg:d="M12400 4200l7395-1994" svg:viewBox="0 0 7396 1995">
          <text:p/>
        </draw:connector>
        <draw:custom-shape draw:style-name="gr248" draw:text-style-name="P53" xml:id="id204" draw:id="id204" draw:layer="layout" svg:width="2.9cm" svg:height="1.164cm" svg:x="17.6cm" svg:y="10.436cm">
          <text:p text:style-name="P3"><text:span text:style-name="T35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53" xml:id="id211" draw:id="id211" draw:layer="layout" svg:width="2.729cm" svg:height="1.4cm" svg:x="1.3cm" svg:y="6.2cm">
          <text:p text:style-name="P3"><text:span text:style-name="T35">Distance</text:span></text:p>
          <text:p text:style-name="P3"><text:span text:style-name="T35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56" xml:id="id209" draw:id="id209" draw:layer="layout" svg:width="3cm" svg:height="1.464cm" svg:x="21.078cm" svg:y="18.114cm">
          <text:p text:style-name="P3"><text:span text:style-name="T38">Distance</text:span></text:p>
          <text:p text:style-name="P3"><text:span text:style-name="T38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58" xml:id="id212" draw:id="id212" draw:layer="layout" svg:width="3.3cm" svg:height="1.8cm" svg:x="11cm" svg:y="11.4cm">
          <text:p text:style-name="P37"><text:span text:style-name="T31">Honey bee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58" xml:id="id214" draw:id="id214" draw:layer="layout" svg:width="3.3cm" svg:height="1.8cm" svg:x="7.1cm" svg:y="15.3cm">
          <text:p text:style-name="P37"><text:span text:style-name="T31">Leafcutter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8" xml:id="id216" draw:id="id216" draw:layer="layout" svg:width="3.3cm" svg:height="1.8cm" svg:x="9.1cm" svg:y="3.3cm">
          <text:p text:style-name="P37"><text:span text:style-name="T31">Pollen</text:span></text:p>
          <text:p text:style-name="P37"><text:span text:style-name="T3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8.75cm" svg:y1="15.3cm" svg:x2="12.65cm" svg:y2="13.2cm" draw:start-shape="id214" draw:start-glue-point="0" draw:end-shape="id212" draw:end-glue-point="2" svg:d="M8750 15300l3900-2100" svg:viewBox="0 0 3901 2101">
          <text:p/>
        </draw:connector>
        <draw:custom-shape draw:style-name="gr255" draw:text-style-name="P53" xml:id="id205" draw:id="id205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51" draw:layer="layout" draw:type="line" svg:x1="25.604cm" svg:y1="8.3cm" svg:x2="25.2cm" svg:y2="4.8cm" draw:start-shape="id210" draw:start-glue-point="0" draw:end-shape="id205" draw:end-glue-point="2" svg:d="M25604 8300l-404-3500" svg:viewBox="0 0 405 3501">
          <text:p/>
        </draw:connector>
        <draw:custom-shape draw:style-name="gr218" draw:text-style-name="P53" xml:id="id218" draw:id="id218" draw:layer="layout" svg:width="2.528cm" svg:height="1.4cm" svg:x="24.324cm" svg:y="13.7cm">
          <text:p text:style-name="P3"><text:span text:style-name="T35">Plant </text:span></text:p>
          <text:p text:style-name="P3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onnector draw:style-name="gr214" draw:text-style-name="P51" draw:layer="layout" draw:type="line" svg:x1="20.5cm" svg:y1="11.018cm" svg:x2="25.2cm" svg:y2="4.8cm" draw:start-shape="id220" draw:start-glue-point="1" draw:end-shape="id221" draw:end-glue-point="2" svg:d="M20500 11018l4700-6218" svg:viewBox="0 0 4701 6219">
          <text:p/>
        </draw:connector>
        <draw:connector draw:style-name="gr215" draw:text-style-name="P51" draw:layer="layout" draw:type="line" svg:x1="4cm" svg:y1="12.663cm" svg:x2="23.5cm" svg:y2="4.05cm" draw:start-shape="id222" draw:start-glue-point="1" draw:end-shape="id221" draw:end-glue-point="3" svg:d="M4000 12663l19500-8613" svg:viewBox="0 0 19501 8614">
          <text:p/>
        </draw:connector>
        <draw:connector draw:style-name="gr216" draw:text-style-name="P52" draw:layer="layout" draw:type="line" svg:x1="5.028cm" svg:y1="3.182cm" svg:x2="15cm" svg:y2="15.2cm" draw:start-shape="id223" draw:start-glue-point="1" draw:end-shape="id224" draw:end-glue-point="0" svg:d="M5028 3182l9972 12018" svg:viewBox="0 0 9973 12019">
          <text:p/>
        </draw:connector>
        <draw:connector draw:style-name="gr217" draw:text-style-name="P52" draw:layer="layout" draw:type="line" svg:x1="22.578cm" svg:y1="18.114cm" svg:x2="25.604cm" svg:y2="9.713cm" draw:start-shape="id225" draw:start-glue-point="0" draw:end-shape="id226" draw:end-glue-point="2" svg:d="M22578 18114l3026-8401" svg:viewBox="0 0 3027 8402">
          <text:p/>
        </draw:connector>
        <draw:custom-shape draw:style-name="gr258" draw:text-style-name="P56" xml:id="id222" draw:id="id222" draw:layer="layout" svg:width="2.528cm" svg:height="1.4cm" svg:x="1.472cm" svg:y="11.963cm">
          <text:p text:style-name="P3"><text:span text:style-name="T38">Bay</text:span></text:p>
          <text:p text:style-name="P3"><text:span text:style-name="T38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1" draw:text-style-name="P52" draw:layer="layout" draw:type="line" svg:x1="4.029cm" svg:y1="6.9cm" svg:x2="13.1cm" svg:y2="10.7cm" draw:start-shape="id227" draw:start-glue-point="1" draw:end-shape="id228" draw:end-glue-point="3" svg:d="M4029 6900l9071 3800" svg:viewBox="0 0 9072 3801">
          <text:p/>
        </draw:connector>
        <draw:connector draw:style-name="gr292" draw:text-style-name="P52" draw:layer="layout" draw:type="line" svg:x1="4cm" svg:y1="12.663cm" svg:x2="13.1cm" svg:y2="10.7cm" draw:start-shape="id222" draw:start-glue-point="1" draw:end-shape="id228" svg:d="M4000 12663l9100-1963" svg:viewBox="0 0 9101 1964">
          <text:p/>
        </draw:connector>
        <draw:custom-shape draw:style-name="gr259" draw:text-style-name="P56" xml:id="id231" draw:id="id231" draw:layer="layout" svg:width="2.528cm" svg:height="1.564cm" svg:x="14.372cm" svg:y="18.8cm">
          <text:p text:style-name="P3"><text:span text:style-name="T38">Tent</text:span></text:p>
          <text:p text:style-name="P3"><text:span text:style-name="T38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4" draw:text-style-name="P52" draw:layer="layout" draw:type="line" svg:x1="21.078cm" svg:y1="18.846cm" svg:x2="14.417cm" svg:y2="17.736cm" draw:start-shape="id225" draw:start-glue-point="3" draw:end-shape="id229" draw:end-glue-point="2" svg:d="M21078 18846l-6661-1110" svg:viewBox="0 0 6662 1111">
          <text:p/>
        </draw:connector>
        <draw:connector draw:style-name="gr223" draw:text-style-name="P52" draw:layer="layout" draw:type="line" svg:x1="4cm" svg:y1="12.663cm" svg:x2="7.1cm" svg:y2="16.2cm" draw:start-shape="id222" draw:start-glue-point="1" draw:end-shape="id230" draw:end-glue-point="3" svg:d="M4000 12663l3100 3537" svg:viewBox="0 0 3101 3538">
          <text:p/>
        </draw:connector>
        <draw:connector draw:style-name="gr293" draw:text-style-name="P54" draw:layer="layout" draw:type="line" svg:x1="15.636cm" svg:y1="18.8cm" svg:x2="14.417cm" svg:y2="17.736cm" draw:start-shape="id231" draw:start-glue-point="0" draw:end-shape="id229" draw:end-glue-point="2" svg:d="M15636 18800l-1219-1064" svg:viewBox="0 0 1220 1065">
          <text:p/>
        </draw:connector>
        <draw:connector draw:style-name="gr225" draw:text-style-name="P54" draw:layer="layout" draw:type="line" svg:x1="14.75cm" svg:y1="9.8cm" svg:x2="10.75cm" svg:y2="5.1cm" draw:start-shape="id228" draw:start-glue-point="0" draw:end-shape="id232" draw:end-glue-point="2" svg:d="M14750 9800l-4000-4700" svg:viewBox="0 0 4001 4701">
          <text:p/>
        </draw:connector>
        <draw:connector draw:style-name="gr226" draw:text-style-name="P54" draw:layer="layout" draw:type="line" svg:x1="12.4cm" svg:y1="4.2cm" svg:x2="14.89cm" svg:y2="2.32cm" draw:start-shape="id232" draw:start-glue-point="1" draw:end-shape="id233" draw:end-glue-point="2" svg:d="M12400 4200l2490-1880" svg:viewBox="0 0 2491 1881">
          <text:p/>
        </draw:connector>
        <draw:connector draw:style-name="gr227" draw:text-style-name="P52" draw:layer="layout" draw:type="line" svg:x1="24.324cm" svg:y1="14.4cm" svg:x2="20.5cm" svg:y2="11.018cm" draw:start-shape="id234" draw:start-glue-point="3" draw:end-shape="id220" draw:end-glue-point="1" svg:d="M24324 14400l-3824-3382" svg:viewBox="0 0 3825 3383">
          <text:p/>
        </draw:connector>
        <draw:connector draw:style-name="gr228" draw:text-style-name="P52" draw:layer="layout" draw:type="line" svg:x1="22.578cm" svg:y1="18.114cm" svg:x2="25.588cm" svg:y2="15.1cm" draw:start-shape="id225" draw:start-glue-point="0" draw:end-shape="id234" draw:end-glue-point="2" svg:d="M22578 18114l3010-3014" svg:viewBox="0 0 3011 3015">
          <text:p/>
        </draw:connector>
        <draw:connector draw:style-name="gr294" draw:text-style-name="P52" draw:layer="layout" draw:type="line" svg:x1="13.6cm" svg:y1="15.95cm" svg:x2="10.4cm" svg:y2="16.2cm" draw:start-shape="id224" draw:start-glue-point="3" draw:end-shape="id230" draw:end-glue-point="1" svg:d="M13600 15950l-3200 250" svg:viewBox="0 0 3201 251">
          <text:p/>
        </draw:connector>
        <draw:connector draw:style-name="gr230" draw:text-style-name="P52" draw:layer="layout" draw:type="line" svg:x1="22.578cm" svg:y1="18.114cm" svg:x2="19.05cm" svg:y2="11.6cm" draw:start-shape="id225" draw:start-glue-point="0" draw:end-shape="id220" draw:end-glue-point="2" svg:d="M22578 18114l-3528-6514" svg:viewBox="0 0 3529 6515">
          <text:p/>
        </draw:connector>
        <draw:connector draw:style-name="gr295" draw:text-style-name="P52" draw:layer="layout" draw:type="line" svg:x1="4cm" svg:y1="12.663cm" svg:x2="15cm" svg:y2="15.2cm" draw:start-shape="id222" draw:start-glue-point="1" draw:end-shape="id224" draw:end-glue-point="0" svg:d="M4000 12663l11000 2537" svg:viewBox="0 0 11001 2538">
          <text:p/>
        </draw:connector>
        <draw:custom-shape draw:style-name="gr231" draw:text-style-name="P53" xml:id="id223" draw:id="id223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6" draw:text-style-name="P52" draw:layer="layout" draw:type="line" svg:x1="21.078cm" svg:y1="18.846cm" svg:x2="16.4cm" svg:y2="15.95cm" draw:start-shape="id225" draw:start-glue-point="3" draw:end-shape="id224" draw:end-glue-point="1" svg:d="M21078 18846l-4678-2896" svg:viewBox="0 0 4679 2897">
          <text:p/>
        </draw:connector>
        <draw:connector draw:style-name="gr276" draw:text-style-name="P52" xml:id="id229" draw:id="id229" draw:layer="layout" draw:type="line" svg:x1="14.417cm" svg:y1="17.736cm" svg:x2="10.4cm" svg:y2="16.2cm" draw:end-shape="id230" draw:end-glue-point="1" svg:d="M14417 17736l-4017-1536" svg:viewBox="0 0 4018 1537">
          <text:p/>
        </draw:connector>
        <draw:connector draw:style-name="gr222" draw:text-style-name="P52" draw:layer="layout" draw:type="line" svg:x1="4cm" svg:y1="12.663cm" svg:x2="9.1cm" svg:y2="4.2cm" draw:start-shape="id222" draw:start-glue-point="1" draw:end-shape="id232" draw:end-glue-point="3" svg:d="M4000 12663l5100-8463" svg:viewBox="0 0 5101 8464">
          <text:p/>
        </draw:connector>
        <draw:connector draw:style-name="gr234" draw:text-style-name="P52" draw:layer="layout" draw:type="line" svg:x1="20.5cm" svg:y1="11.018cm" svg:x2="24.3cm" svg:y2="9.006cm" draw:start-shape="id220" draw:start-glue-point="1" draw:end-shape="id226" draw:end-glue-point="3" svg:d="M20500 11018l3800-2012" svg:viewBox="0 0 3801 2013">
          <text:p/>
        </draw:connector>
        <draw:custom-shape draw:style-name="gr297" draw:text-style-name="P58" xml:id="id224" draw:id="id224" draw:layer="layout" svg:width="2.8cm" svg:height="1.5cm" svg:x="13.6cm" svg:y="15.2cm">
          <text:p text:style-name="P37"><text:span text:style-name="T31">Flower </text:span></text:p>
          <text:p text:style-name="P37"><text:span text:style-name="T3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6" draw:text-style-name="P52" draw:layer="layout" draw:type="line" svg:x1="19.05cm" svg:y1="10.436cm" svg:x2="21.099cm" svg:y2="2.913cm" draw:start-shape="id220" draw:start-glue-point="0" draw:end-shape="id235" draw:end-glue-point="2" svg:d="M19050 10436l2049-7523" svg:viewBox="0 0 2050 7524">
          <text:p/>
        </draw:connector>
        <draw:connector draw:style-name="gr237" draw:text-style-name="P52" draw:layer="layout" draw:type="line" svg:x1="19.05cm" svg:y1="10.436cm" svg:x2="14.89cm" svg:y2="2.32cm" draw:start-shape="id220" draw:start-glue-point="0" draw:end-shape="id233" draw:end-glue-point="2" svg:d="M19050 10436l-4160-8116" svg:viewBox="0 0 4161 8117">
          <text:p/>
        </draw:connector>
        <draw:connector draw:style-name="gr229" draw:text-style-name="P52" draw:layer="layout" draw:type="line" svg:x1="5.028cm" svg:y1="3.182cm" svg:x2="13.5cm" svg:y2="1.66cm" draw:start-shape="id223" draw:start-glue-point="1" draw:end-shape="id233" draw:end-glue-point="3" svg:d="M5028 3182l8472-1522" svg:viewBox="0 0 8473 1523">
          <text:p/>
        </draw:connector>
        <draw:connector draw:style-name="gr238" draw:text-style-name="P52" draw:layer="layout" draw:type="line" svg:x1="25.588cm" svg:y1="13.7cm" svg:x2="14.89cm" svg:y2="2.32cm" draw:start-shape="id234" draw:start-glue-point="0" draw:end-shape="id233" draw:end-glue-point="2" svg:d="M25588 13700l-10698-11380" svg:viewBox="0 0 10699 11381">
          <text:p/>
        </draw:connector>
        <draw:connector draw:style-name="gr239" draw:text-style-name="P52" draw:layer="layout" draw:type="line" svg:x1="8.75cm" svg:y1="15.3cm" svg:x2="10.75cm" svg:y2="5.1cm" draw:start-shape="id230" draw:start-glue-point="0" draw:end-shape="id232" draw:end-glue-point="2" svg:d="M8750 15300l2000-10200" svg:viewBox="0 0 2001 10201">
          <text:p/>
        </draw:connector>
        <draw:connector draw:style-name="gr238" draw:text-style-name="P52" draw:layer="layout" draw:type="line" svg:x1="12.4cm" svg:y1="4.2cm" svg:x2="24.3cm" svg:y2="9.006cm" draw:start-shape="id232" draw:start-glue-point="1" draw:end-shape="id226" draw:end-glue-point="3" svg:d="M12400 4200l11900 4806" svg:viewBox="0 0 11901 4807">
          <text:p/>
        </draw:connector>
        <draw:connector draw:style-name="gr240" draw:text-style-name="P52" draw:layer="layout" draw:type="line" svg:x1="4cm" svg:y1="12.663cm" svg:x2="24.3cm" svg:y2="9.006cm" draw:start-shape="id222" draw:start-glue-point="1" draw:end-shape="id226" draw:end-glue-point="3" svg:d="M4000 12663l20300-3657" svg:viewBox="0 0 20301 3658">
          <text:p/>
        </draw:connector>
        <draw:connector draw:style-name="gr241" draw:text-style-name="P52" draw:layer="layout" draw:type="line" svg:x1="4.029cm" svg:y1="6.9cm" svg:x2="24.3cm" svg:y2="9.006cm" draw:start-shape="id227" draw:start-glue-point="1" draw:end-shape="id226" draw:end-glue-point="3" svg:d="M4029 6900l20271 2106" svg:viewBox="0 0 20272 2107">
          <text:p/>
        </draw:connector>
        <draw:connector draw:style-name="gr242" draw:text-style-name="P52" draw:layer="layout" draw:type="line" svg:x1="25.604cm" svg:y1="8.3cm" svg:x2="21.099cm" svg:y2="2.913cm" draw:start-shape="id226" draw:start-glue-point="0" draw:end-shape="id235" draw:end-glue-point="2" svg:d="M25604 8300l-4505-5387" svg:viewBox="0 0 4506 5388">
          <text:p/>
        </draw:connector>
        <draw:custom-shape draw:style-name="gr243" draw:text-style-name="P53" xml:id="id226" draw:id="id226" draw:layer="layout" svg:width="2.608cm" svg:height="1.413cm" svg:x="24.3cm" svg:y="8.3cm">
          <text:p text:style-name="P3"><text:span text:style-name="T35">Pod </text:span></text:p>
          <text:p text:style-name="P3"><text:span text:style-name="T35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4" draw:text-style-name="P52" draw:layer="layout" draw:type="line" svg:x1="4cm" svg:y1="12.663cm" svg:x2="19.795cm" svg:y2="2.206cm" draw:start-shape="id222" draw:start-glue-point="1" draw:end-shape="id235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27" draw:text-style-name="P52" draw:layer="layout" draw:type="line" svg:x1="19.795cm" svg:y1="2.206cm" svg:x2="16.28cm" svg:y2="1.66cm" draw:start-shape="id235" draw:start-glue-point="3" draw:end-shape="id233" draw:end-glue-point="1" svg:d="M19795 2206l-3515-546" svg:viewBox="0 0 3516 547">
          <text:p/>
        </draw:connector>
        <draw:custom-shape draw:style-name="gr243" draw:text-style-name="P53" xml:id="id235" draw:id="id235" draw:layer="layout" svg:width="2.608cm" svg:height="1.413cm" svg:x="19.795cm" svg:y="1.5cm">
          <text:p text:style-name="P3"><text:span text:style-name="T35">Seeds </text:span></text:p>
          <text:p text:style-name="P3"><text:span text:style-name="T35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53" xml:id="id233" draw:id="id233" draw:layer="layout" svg:width="2.78cm" svg:height="1.32cm" svg:x="13.5cm" svg:y="1cm">
          <text:p text:style-name="P3"><text:span text:style-name="T35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4" draw:text-style-name="P52" draw:layer="layout" draw:type="line" svg:x1="2.664cm" svg:y1="7.6cm" svg:x2="7.1cm" svg:y2="16.2cm" draw:start-shape="id227" draw:start-glue-point="2" draw:end-shape="id230" svg:d="M2664 7600l4436 8600" svg:viewBox="0 0 4437 8601">
          <text:p/>
        </draw:connector>
        <draw:connector draw:style-name="gr298" draw:text-style-name="P52" draw:layer="layout" draw:type="line" svg:x1="22.578cm" svg:y1="18.114cm" svg:x2="14.75cm" svg:y2="11.6cm" draw:start-shape="id225" draw:start-glue-point="0" draw:end-shape="id228" draw:end-glue-point="2" svg:d="M22578 18114l-7828-6514" svg:viewBox="0 0 7829 6515">
          <text:p/>
        </draw:connector>
        <draw:connector draw:style-name="gr247" draw:text-style-name="P52" draw:layer="layout" draw:type="line" svg:x1="21.078cm" svg:y1="18.846cm" svg:x2="10.75cm" svg:y2="5.1cm" draw:start-shape="id225" draw:start-glue-point="3" draw:end-shape="id232" draw:end-glue-point="2" svg:d="M21078 18846l-10328-13746" svg:viewBox="0 0 10329 13747">
          <text:p/>
        </draw:connector>
        <draw:connector draw:style-name="gr233" draw:text-style-name="P52" draw:layer="layout" draw:type="line" svg:x1="12.4cm" svg:y1="4.2cm" svg:x2="19.795cm" svg:y2="2.206cm" draw:start-shape="id232" draw:start-glue-point="1" draw:end-shape="id235" draw:end-glue-point="3" svg:d="M12400 4200l7395-1994" svg:viewBox="0 0 7396 1995">
          <text:p/>
        </draw:connector>
        <draw:custom-shape draw:style-name="gr248" draw:text-style-name="P53" xml:id="id220" draw:id="id220" draw:layer="layout" svg:width="2.9cm" svg:height="1.164cm" svg:x="17.6cm" svg:y="10.436cm">
          <text:p text:style-name="P3"><text:span text:style-name="T35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6" xml:id="id227" draw:id="id227" draw:layer="layout" svg:width="2.729cm" svg:height="1.4cm" svg:x="1.3cm" svg:y="6.2cm">
          <text:p text:style-name="P3"><text:span text:style-name="T38">Distance</text:span></text:p>
          <text:p text:style-name="P3"><text:span text:style-name="T38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56" xml:id="id225" draw:id="id225" draw:layer="layout" svg:width="3cm" svg:height="1.464cm" svg:x="21.078cm" svg:y="18.114cm">
          <text:p text:style-name="P3"><text:span text:style-name="T38">Distance</text:span></text:p>
          <text:p text:style-name="P3"><text:span text:style-name="T38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58" xml:id="id228" draw:id="id228" draw:layer="layout" svg:width="3.3cm" svg:height="1.8cm" svg:x="13.1cm" svg:y="9.8cm">
          <text:p text:style-name="P37"><text:span text:style-name="T31">Honey bee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58" xml:id="id230" draw:id="id230" draw:layer="layout" svg:width="3.3cm" svg:height="1.8cm" svg:x="7.1cm" svg:y="15.3cm">
          <text:p text:style-name="P37"><text:span text:style-name="T31">Leafcutter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55" xml:id="id232" draw:id="id232" draw:layer="layout" svg:width="3.3cm" svg:height="1.8cm" svg:x="9.1cm" svg:y="3.3cm">
          <text:p text:style-name="P37"><text:span text:style-name="T36">Pollen</text:span></text:p>
          <text:p text:style-name="P37"><text:span text:style-name="T36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2" draw:text-style-name="P51" draw:layer="layout" draw:type="line" svg:x1="8.75cm" svg:y1="15.3cm" svg:x2="14.75cm" svg:y2="11.6cm" draw:start-shape="id230" draw:start-glue-point="0" draw:end-shape="id228" draw:end-glue-point="2" svg:d="M8750 15300l6000-3700" svg:viewBox="0 0 6001 3701">
          <text:p/>
        </draw:connector>
        <draw:custom-shape draw:style-name="gr255" draw:text-style-name="P53" xml:id="id221" draw:id="id221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51" draw:layer="layout" draw:type="line" svg:x1="25.604cm" svg:y1="8.3cm" svg:x2="25.2cm" svg:y2="4.8cm" draw:start-shape="id226" draw:start-glue-point="0" draw:end-shape="id221" draw:end-glue-point="2" svg:d="M25604 8300l-404-3500" svg:viewBox="0 0 405 3501">
          <text:p/>
        </draw:connector>
        <draw:custom-shape draw:style-name="gr218" draw:text-style-name="P53" xml:id="id234" draw:id="id234" draw:layer="layout" svg:width="2.528cm" svg:height="1.4cm" svg:x="24.324cm" svg:y="13.7cm">
          <text:p text:style-name="P3"><text:span text:style-name="T35">Plant </text:span></text:p>
          <text:p text:style-name="P3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9-05-07T14:58:24.244000000</dc:date>
    <dc:creator>Samuel Robinson</dc:creator>
    <meta:editing-duration>P3DT2H38M20S</meta:editing-duration>
    <meta:editing-cycles>84</meta:editing-cycles>
    <meta:generator>LibreOffice/6.2.0.3$Windows_X86_64 LibreOffice_project/98c6a8a1c6c7b144ce3cc729e34964b47ce25d62</meta:generator>
    <meta:document-statistic meta:object-count="829"/>
  </office:meta>
</office:document-meta>
</file>